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6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93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0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66.9pt"/>
    </style:style>
    <style:style style:name="co8" style:family="table-column">
      <style:table-column-properties fo:break-before="auto" style:column-width="74.61pt"/>
    </style:style>
    <style:style style:name="co9" style:family="table-column">
      <style:table-column-properties fo:break-before="auto" style:column-width="96.75pt"/>
    </style:style>
    <style:style style:name="co10" style:family="table-column">
      <style:table-column-properties fo:break-before="auto" style:column-width="119.34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mbda 0.001" table:style-name="ta1">
        <table:shapes>
          <draw:frame draw:z-index="0" draw:style-name="gr1" draw:text-style-name="P1" svg:width="714.39pt" svg:height="505.9pt" svg:x="32.12pt" svg:y="376.53pt">
            <loext:p draw:notify-on-update-of-ranges="'lambda 0.001'.V5:'lambda 0.001'.V25 'lambda 0.001'.F5:'lambda 0.001'.F25 'lambda 0.001'.L5:'lambda 0.001'.L25 'lambda 0.001'.I5:'lambda 0.001'.I25 'lambda 0.001'.R5:'lambda 0.001'.R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6.51pt" svg:height="482.14pt" svg:x="798.72pt" svg:y="390.39pt">
            <loext:p draw:notify-on-update-of-ranges="'lambda 0.001'.U5:'lambda 0.001'.U25 'lambda 0.001'.V5:'lambda 0.001'.V25 'lambda 0.001'.T5:'lambda 0.001'.T25 'lambda 0.001'.V5:'lambda 0.001'.V25 'lambda 0.001'.D5:'lambda 0.001'.D25 'lambda 0.001'.F5:'lambda 0.001'.F25 'lambda 0.001'.E5:'lambda 0.001'.E25 'lambda 0.001'.F5:'lambda 0.001'.F25 'lambda 0.001'.Q5:'lambda 0.001'.Q25 'lambda 0.001'.R5:'lambda 0.001'.R25 'lambda 0.001'.N5:'lambda 0.001'.N25 'lambda 0.001'.O5:'lambda 0.001'.O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6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4" table:number-columns-repeated="3" table:default-cell-style-name="ce2"/>
        <table:table-column table:style-name="co3" table:default-cell-style-name="ce2"/>
        <table:table-column table:style-name="co4" table:number-columns-repeated="1000" table:default-cell-style-name="ce2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row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CD</text:p>
          </table:table-cell>
          <table:table-cell table:style-name="Default"/>
          <table:table-cell table:style-name="ce1" office:value-type="string" calcext:value-type="string">
            <text:p>time(FPGA-4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SCD</text:p>
          </table:table-cell>
          <table:table-cell table:style-name="Default"/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MinibatchSize</text:p>
          </table:table-cell>
          <table:table-cell table:style-name="Default" table:number-columns-repeated="2"/>
          <table:table-cell table:style-name="ce1" office:value-type="float" office:value="1" calcext:value-type="float">
            <text:p>1</text:p>
          </table:table-cell>
          <table:table-cell table:style-name="Default" table:number-columns-repeated="2"/>
          <table:table-cell table:style-name="ce1" office:value-type="float" office:value="8" calcext:value-type="float">
            <text:p>8</text:p>
          </table:table-cell>
          <table:table-cell table:style-name="Default" table:number-columns-repeated="2"/>
          <table:table-cell table:style-name="ce1" office:value-type="float" office:value="64" calcext:value-type="float">
            <text:p>64</text:p>
          </table:table-cell>
          <table:table-cell table:style-name="Default" table:number-columns-repeated="2"/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Default"/>
          <table:table-cell table:style-name="ce1" office:value-type="string" calcext:value-type="string">
            <text:p>NumSamples</text:p>
          </table:table-cell>
          <table:table-cell table:style-name="Default" table:number-columns-repeated="3"/>
          <table:table-cell table:style-name="ce1" office:value-type="float" office:value="16384" calcext:value-type="float">
            <text:p>16384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SGD learning rate</text:p>
          </table:table-cell>
          <table:table-cell table:style-name="Default" table:number-columns-repeated="2"/>
          <table:table-cell table:style-name="ce1" office:value-type="float" office:value="0.001" calcext:value-type="float">
            <text:p>0.001</text:p>
          </table:table-cell>
          <table:table-cell table:style-name="Default" table:number-columns-repeated="2"/>
          <table:table-cell table:style-name="ce1" office:value-type="float" office:value="0.01" calcext:value-type="float">
            <text:p>0.01</text:p>
          </table:table-cell>
          <table:table-cell table:style-name="Default" table:number-columns-repeated="2"/>
          <table:table-cell table:style-name="ce1" office:value-type="float" office:value="0.1" calcext:value-type="float">
            <text:p>0.1</text:p>
          </table:table-cell>
          <table:table-cell table:style-name="Default" table:number-columns-repeated="2"/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Default"/>
          <table:table-cell table:style-name="ce1" office:value-type="float" office:value="128" calcext:value-type="float">
            <text:p>128</text:p>
          </table:table-cell>
          <table:table-cell table:style-name="Default" table:number-columns-repeated="3"/>
          <table:table-cell table:style-name="ce1" office:value-type="float" office:value="128" calcext:value-type="float">
            <text:p>128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Default" table:formula="of:=0.575542*[.A5]" office:value-type="float" office:value="0.575542" calcext:value-type="float">
            <text:p>0.575542</text:p>
          </table:table-cell>
          <table:table-cell table:style-name="Default" table:formula="of:=13.4051*[.A5]" office:value-type="float" office:value="13.4051" calcext:value-type="float">
            <text:p>13.4051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2.04185*[.A5]" office:value-type="float" office:value="2.04185" calcext:value-type="float">
            <text:p>2.04185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1.54112*[.A5]" office:value-type="float" office:value="1.54112" calcext:value-type="float">
            <text:p>1.54112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1.4595*[.A5]" office:value-type="float" office:value="1.4595" calcext:value-type="float">
            <text:p>1.4595</text:p>
          </table:table-cell>
          <table:table-cell office:value-type="float" office:value="0.691097" calcext:value-type="float">
            <text:p>0.691097</text:p>
          </table:table-cell>
          <table:table-cell/>
          <table:table-cell table:style-name="Default" table:formula="of:=1.45666*[.A5]" office:value-type="float" office:value="1.45666" calcext:value-type="float">
            <text:p>1.45666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0.144959*[.A5]" office:value-type="float" office:value="0.144959" calcext:value-type="float">
            <text:p>0.144959</text:p>
          </table:table-cell>
          <table:table-cell table:style-name="Default" table:formula="of:=1.32841*[.A5]" office:value-type="float" office:value="1.32841" calcext:value-type="float">
            <text:p>1.32841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style-name="Default" table:formula="of:=0.575542*[.A6]" office:value-type="float" office:value="1.151084" calcext:value-type="float">
            <text:p>1.151084</text:p>
          </table:table-cell>
          <table:table-cell table:style-name="Default" table:formula="of:=13.4051*[.A6]" office:value-type="float" office:value="26.8102" calcext:value-type="float">
            <text:p>26.8102</text:p>
          </table:table-cell>
          <table:table-cell office:value-type="float" office:value="0.269033" calcext:value-type="float">
            <text:p>0.269033</text:p>
          </table:table-cell>
          <table:table-cell table:style-name="Default"/>
          <table:table-cell table:style-name="Default" table:formula="of:=2.04185*[.A6]" office:value-type="float" office:value="4.0837" calcext:value-type="float">
            <text:p>4.0837</text:p>
          </table:table-cell>
          <table:table-cell office:value-type="float" office:value="0.285205" calcext:value-type="float">
            <text:p>0.285205</text:p>
          </table:table-cell>
          <table:table-cell table:style-name="Default"/>
          <table:table-cell table:style-name="Default" table:formula="of:=1.54112*[.A6]" office:value-type="float" office:value="3.08224" calcext:value-type="float">
            <text:p>3.08224</text:p>
          </table:table-cell>
          <table:table-cell office:value-type="float" office:value="0.258764" calcext:value-type="float">
            <text:p>0.258764</text:p>
          </table:table-cell>
          <table:table-cell table:style-name="Default"/>
          <table:table-cell table:style-name="Default" table:formula="of:=1.4595*[.A6]" office:value-type="float" office:value="2.919" calcext:value-type="float">
            <text:p>2.919</text:p>
          </table:table-cell>
          <table:table-cell office:value-type="float" office:value="0.309775" calcext:value-type="float">
            <text:p>0.309775</text:p>
          </table:table-cell>
          <table:table-cell/>
          <table:table-cell table:style-name="Default" table:formula="of:=1.45666*[.A6]" office:value-type="float" office:value="2.91332" calcext:value-type="float">
            <text:p>2.91332</text:p>
          </table:table-cell>
          <table:table-cell office:value-type="float" office:value="0.333687" calcext:value-type="float">
            <text:p>0.333687</text:p>
          </table:table-cell>
          <table:table-cell table:style-name="Default"/>
          <table:table-cell table:style-name="Default" table:formula="of:=0.144959*[.A6]" office:value-type="float" office:value="0.289918" calcext:value-type="float">
            <text:p>0.289918</text:p>
          </table:table-cell>
          <table:table-cell table:style-name="Default" table:formula="of:=1.32841*[.A6]" office:value-type="float" office:value="2.65682" calcext:value-type="float">
            <text:p>2.65682</text:p>
          </table:table-cell>
          <table:table-cell office:value-type="float" office:value="0.299954" calcext:value-type="float">
            <text:p>0.299954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style-name="Default" table:formula="of:=0.575542*[.A7]" office:value-type="float" office:value="1.726626" calcext:value-type="float">
            <text:p>1.726626</text:p>
          </table:table-cell>
          <table:table-cell table:style-name="Default" table:formula="of:=13.4051*[.A7]" office:value-type="float" office:value="40.2153" calcext:value-type="float">
            <text:p>40.2153</text:p>
          </table:table-cell>
          <table:table-cell office:value-type="float" office:value="0.255873" calcext:value-type="float">
            <text:p>0.255873</text:p>
          </table:table-cell>
          <table:table-cell table:style-name="Default"/>
          <table:table-cell table:style-name="Default" table:formula="of:=2.04185*[.A7]" office:value-type="float" office:value="6.12555" calcext:value-type="float">
            <text:p>6.12555</text:p>
          </table:table-cell>
          <table:table-cell office:value-type="float" office:value="0.257984" calcext:value-type="float">
            <text:p>0.257984</text:p>
          </table:table-cell>
          <table:table-cell table:style-name="Default"/>
          <table:table-cell table:style-name="Default" table:formula="of:=1.54112*[.A7]" office:value-type="float" office:value="4.62336" calcext:value-type="float">
            <text:p>4.62336</text:p>
          </table:table-cell>
          <table:table-cell office:value-type="float" office:value="0.25552" calcext:value-type="float">
            <text:p>0.25552</text:p>
          </table:table-cell>
          <table:table-cell table:style-name="Default"/>
          <table:table-cell table:style-name="Default" table:formula="of:=1.4595*[.A7]" office:value-type="float" office:value="4.3785" calcext:value-type="float">
            <text:p>4.3785</text:p>
          </table:table-cell>
          <table:table-cell office:value-type="float" office:value="0.259849" calcext:value-type="float">
            <text:p>0.259849</text:p>
          </table:table-cell>
          <table:table-cell/>
          <table:table-cell table:style-name="Default" table:formula="of:=1.45666*[.A7]" office:value-type="float" office:value="4.36998" calcext:value-type="float">
            <text:p>4.36998</text:p>
          </table:table-cell>
          <table:table-cell office:value-type="float" office:value="0.302353" calcext:value-type="float">
            <text:p>0.302353</text:p>
          </table:table-cell>
          <table:table-cell table:style-name="Default"/>
          <table:table-cell table:style-name="Default" table:formula="of:=0.144959*[.A7]" office:value-type="float" office:value="0.434877" calcext:value-type="float">
            <text:p>0.434877</text:p>
          </table:table-cell>
          <table:table-cell table:style-name="Default" table:formula="of:=1.32841*[.A7]" office:value-type="float" office:value="3.98523" calcext:value-type="float">
            <text:p>3.98523</text:p>
          </table:table-cell>
          <table:table-cell office:value-type="float" office:value="0.289669" calcext:value-type="float">
            <text:p>0.289669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style-name="Default" table:formula="of:=0.575542*[.A8]" office:value-type="float" office:value="2.302168" calcext:value-type="float">
            <text:p>2.302168</text:p>
          </table:table-cell>
          <table:table-cell table:style-name="Default" table:formula="of:=13.4051*[.A8]" office:value-type="float" office:value="53.6204" calcext:value-type="float">
            <text:p>53.6204</text:p>
          </table:table-cell>
          <table:table-cell office:value-type="float" office:value="0.255581" calcext:value-type="float">
            <text:p>0.255581</text:p>
          </table:table-cell>
          <table:table-cell table:style-name="Default"/>
          <table:table-cell table:style-name="Default" table:formula="of:=2.04185*[.A8]" office:value-type="float" office:value="8.1674" calcext:value-type="float">
            <text:p>8.1674</text:p>
          </table:table-cell>
          <table:table-cell office:value-type="float" office:value="0.258637" calcext:value-type="float">
            <text:p>0.258637</text:p>
          </table:table-cell>
          <table:table-cell table:style-name="Default"/>
          <table:table-cell table:style-name="Default" table:formula="of:=1.54112*[.A8]" office:value-type="float" office:value="6.16448" calcext:value-type="float">
            <text:p>6.16448</text:p>
          </table:table-cell>
          <table:table-cell office:value-type="float" office:value="0.255128" calcext:value-type="float">
            <text:p>0.255128</text:p>
          </table:table-cell>
          <table:table-cell table:style-name="Default"/>
          <table:table-cell table:style-name="Default" table:formula="of:=1.4595*[.A8]" office:value-type="float" office:value="5.838" calcext:value-type="float">
            <text:p>5.838</text:p>
          </table:table-cell>
          <table:table-cell office:value-type="float" office:value="0.257845" calcext:value-type="float">
            <text:p>0.257845</text:p>
          </table:table-cell>
          <table:table-cell/>
          <table:table-cell table:style-name="Default" table:formula="of:=1.45666*[.A8]" office:value-type="float" office:value="5.82664" calcext:value-type="float">
            <text:p>5.82664</text:p>
          </table:table-cell>
          <table:table-cell office:value-type="float" office:value="0.287841" calcext:value-type="float">
            <text:p>0.287841</text:p>
          </table:table-cell>
          <table:table-cell table:style-name="Default"/>
          <table:table-cell table:style-name="Default" table:formula="of:=0.144959*[.A8]" office:value-type="float" office:value="0.579836" calcext:value-type="float">
            <text:p>0.579836</text:p>
          </table:table-cell>
          <table:table-cell table:style-name="Default" table:formula="of:=1.32841*[.A8]" office:value-type="float" office:value="5.31364" calcext:value-type="float">
            <text:p>5.31364</text:p>
          </table:table-cell>
          <table:table-cell office:value-type="float" office:value="0.282309" calcext:value-type="float">
            <text:p>0.282309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style-name="Default" table:formula="of:=0.575542*[.A9]" office:value-type="float" office:value="2.87771" calcext:value-type="float">
            <text:p>2.87771</text:p>
          </table:table-cell>
          <table:table-cell table:style-name="Default" table:formula="of:=13.4051*[.A9]" office:value-type="float" office:value="67.0255" calcext:value-type="float">
            <text:p>67.0255</text:p>
          </table:table-cell>
          <table:table-cell office:value-type="float" office:value="0.254539" calcext:value-type="float">
            <text:p>0.254539</text:p>
          </table:table-cell>
          <table:table-cell table:style-name="Default"/>
          <table:table-cell table:style-name="Default" table:formula="of:=2.04185*[.A9]" office:value-type="float" office:value="10.20925" calcext:value-type="float">
            <text:p>10.20925</text:p>
          </table:table-cell>
          <table:table-cell office:value-type="float" office:value="0.25514" calcext:value-type="float">
            <text:p>0.25514</text:p>
          </table:table-cell>
          <table:table-cell table:style-name="Default"/>
          <table:table-cell table:style-name="Default" table:formula="of:=1.54112*[.A9]" office:value-type="float" office:value="7.7056" calcext:value-type="float">
            <text:p>7.7056</text:p>
          </table:table-cell>
          <table:table-cell office:value-type="float" office:value="0.254612" calcext:value-type="float">
            <text:p>0.254612</text:p>
          </table:table-cell>
          <table:table-cell table:style-name="Default"/>
          <table:table-cell table:style-name="Default" table:formula="of:=1.4595*[.A9]" office:value-type="float" office:value="7.2975" calcext:value-type="float">
            <text:p>7.2975</text:p>
          </table:table-cell>
          <table:table-cell office:value-type="float" office:value="0.256926" calcext:value-type="float">
            <text:p>0.256926</text:p>
          </table:table-cell>
          <table:table-cell/>
          <table:table-cell table:style-name="Default" table:formula="of:=1.45666*[.A9]" office:value-type="float" office:value="7.2833" calcext:value-type="float">
            <text:p>7.2833</text:p>
          </table:table-cell>
          <table:table-cell office:value-type="float" office:value="0.278985" calcext:value-type="float">
            <text:p>0.278985</text:p>
          </table:table-cell>
          <table:table-cell table:style-name="Default"/>
          <table:table-cell table:style-name="Default" table:formula="of:=0.144959*[.A9]" office:value-type="float" office:value="0.724795" calcext:value-type="float">
            <text:p>0.724795</text:p>
          </table:table-cell>
          <table:table-cell table:style-name="Default" table:formula="of:=1.32841*[.A9]" office:value-type="float" office:value="6.64205" calcext:value-type="float">
            <text:p>6.64205</text:p>
          </table:table-cell>
          <table:table-cell office:value-type="float" office:value="0.27704" calcext:value-type="float">
            <text:p>0.27704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Default" table:formula="of:=0.575542*[.A10]" office:value-type="float" office:value="3.453252" calcext:value-type="float">
            <text:p>3.453252</text:p>
          </table:table-cell>
          <table:table-cell table:style-name="Default" table:formula="of:=13.4051*[.A10]" office:value-type="float" office:value="80.4306" calcext:value-type="float">
            <text:p>80.4306</text:p>
          </table:table-cell>
          <table:table-cell office:value-type="float" office:value="0.254555" calcext:value-type="float">
            <text:p>0.254555</text:p>
          </table:table-cell>
          <table:table-cell table:style-name="Default"/>
          <table:table-cell table:style-name="Default" table:formula="of:=2.04185*[.A10]" office:value-type="float" office:value="12.2511" calcext:value-type="float">
            <text:p>12.2511</text:p>
          </table:table-cell>
          <table:table-cell office:value-type="float" office:value="0.257432" calcext:value-type="float">
            <text:p>0.257432</text:p>
          </table:table-cell>
          <table:table-cell table:style-name="Default"/>
          <table:table-cell table:style-name="Default" table:formula="of:=1.54112*[.A10]" office:value-type="float" office:value="9.24672" calcext:value-type="float">
            <text:p>9.24672</text:p>
          </table:table-cell>
          <table:table-cell office:value-type="float" office:value="0.254311" calcext:value-type="float">
            <text:p>0.254311</text:p>
          </table:table-cell>
          <table:table-cell table:style-name="Default"/>
          <table:table-cell table:style-name="Default" table:formula="of:=1.4595*[.A10]" office:value-type="float" office:value="8.757" calcext:value-type="float">
            <text:p>8.757</text:p>
          </table:table-cell>
          <table:table-cell office:value-type="float" office:value="0.257002" calcext:value-type="float">
            <text:p>0.257002</text:p>
          </table:table-cell>
          <table:table-cell/>
          <table:table-cell table:style-name="Default" table:formula="of:=1.45666*[.A10]" office:value-type="float" office:value="8.73996" calcext:value-type="float">
            <text:p>8.73996</text:p>
          </table:table-cell>
          <table:table-cell office:value-type="float" office:value="0.273064" calcext:value-type="float">
            <text:p>0.273064</text:p>
          </table:table-cell>
          <table:table-cell table:style-name="Default"/>
          <table:table-cell table:style-name="Default" table:formula="of:=0.144959*[.A10]" office:value-type="float" office:value="0.869754" calcext:value-type="float">
            <text:p>0.869754</text:p>
          </table:table-cell>
          <table:table-cell table:style-name="Default" table:formula="of:=1.32841*[.A10]" office:value-type="float" office:value="7.97046" calcext:value-type="float">
            <text:p>7.97046</text:p>
          </table:table-cell>
          <table:table-cell office:value-type="float" office:value="0.272459" calcext:value-type="float">
            <text:p>0.272459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style-name="Default" table:formula="of:=0.575542*[.A11]" office:value-type="float" office:value="4.028794" calcext:value-type="float">
            <text:p>4.028794</text:p>
          </table:table-cell>
          <table:table-cell table:style-name="Default" table:formula="of:=13.4051*[.A11]" office:value-type="float" office:value="93.8357" calcext:value-type="float">
            <text:p>93.8357</text:p>
          </table:table-cell>
          <table:table-cell office:value-type="float" office:value="0.254085" calcext:value-type="float">
            <text:p>0.254085</text:p>
          </table:table-cell>
          <table:table-cell table:style-name="Default"/>
          <table:table-cell table:style-name="Default" table:formula="of:=2.04185*[.A11]" office:value-type="float" office:value="14.29295" calcext:value-type="float">
            <text:p>14.29295</text:p>
          </table:table-cell>
          <table:table-cell office:value-type="float" office:value="0.255621" calcext:value-type="float">
            <text:p>0.255621</text:p>
          </table:table-cell>
          <table:table-cell table:style-name="Default"/>
          <table:table-cell table:style-name="Default" table:formula="of:=1.54112*[.A11]" office:value-type="float" office:value="10.78784" calcext:value-type="float">
            <text:p>10.78784</text:p>
          </table:table-cell>
          <table:table-cell office:value-type="float" office:value="0.254131" calcext:value-type="float">
            <text:p>0.254131</text:p>
          </table:table-cell>
          <table:table-cell table:style-name="Default"/>
          <table:table-cell table:style-name="Default" table:formula="of:=1.4595*[.A11]" office:value-type="float" office:value="10.2165" calcext:value-type="float">
            <text:p>10.2165</text:p>
          </table:table-cell>
          <table:table-cell office:value-type="float" office:value="0.256227" calcext:value-type="float">
            <text:p>0.256227</text:p>
          </table:table-cell>
          <table:table-cell/>
          <table:table-cell table:style-name="Default" table:formula="of:=1.45666*[.A11]" office:value-type="float" office:value="10.19662" calcext:value-type="float">
            <text:p>10.19662</text:p>
          </table:table-cell>
          <table:table-cell office:value-type="float" office:value="0.269131" calcext:value-type="float">
            <text:p>0.269131</text:p>
          </table:table-cell>
          <table:table-cell table:style-name="Default"/>
          <table:table-cell table:style-name="Default" table:formula="of:=0.144959*[.A11]" office:value-type="float" office:value="1.014713" calcext:value-type="float">
            <text:p>1.014713</text:p>
          </table:table-cell>
          <table:table-cell table:style-name="Default" table:formula="of:=1.32841*[.A11]" office:value-type="float" office:value="9.29887" calcext:value-type="float">
            <text:p>9.29887</text:p>
          </table:table-cell>
          <table:table-cell office:value-type="float" office:value="0.269185" calcext:value-type="float">
            <text:p>0.269185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style-name="Default" table:formula="of:=0.575542*[.A12]" office:value-type="float" office:value="4.604336" calcext:value-type="float">
            <text:p>4.604336</text:p>
          </table:table-cell>
          <table:table-cell table:style-name="Default" table:formula="of:=13.4051*[.A12]" office:value-type="float" office:value="107.2408" calcext:value-type="float">
            <text:p>107.2408</text:p>
          </table:table-cell>
          <table:table-cell office:value-type="float" office:value="0.253818" calcext:value-type="float">
            <text:p>0.253818</text:p>
          </table:table-cell>
          <table:table-cell table:style-name="Default"/>
          <table:table-cell table:style-name="Default" table:formula="of:=2.04185*[.A12]" office:value-type="float" office:value="16.3348" calcext:value-type="float">
            <text:p>16.3348</text:p>
          </table:table-cell>
          <table:table-cell office:value-type="float" office:value="0.254947" calcext:value-type="float">
            <text:p>0.254947</text:p>
          </table:table-cell>
          <table:table-cell table:style-name="Default"/>
          <table:table-cell table:style-name="Default" table:formula="of:=1.54112*[.A12]" office:value-type="float" office:value="12.32896" calcext:value-type="float">
            <text:p>12.32896</text:p>
          </table:table-cell>
          <table:table-cell office:value-type="float" office:value="0.253762" calcext:value-type="float">
            <text:p>0.253762</text:p>
          </table:table-cell>
          <table:table-cell table:style-name="Default"/>
          <table:table-cell table:style-name="Default" table:formula="of:=1.4595*[.A12]" office:value-type="float" office:value="11.676" calcext:value-type="float">
            <text:p>11.676</text:p>
          </table:table-cell>
          <table:table-cell office:value-type="float" office:value="0.255819" calcext:value-type="float">
            <text:p>0.255819</text:p>
          </table:table-cell>
          <table:table-cell/>
          <table:table-cell table:style-name="Default" table:formula="of:=1.45666*[.A12]" office:value-type="float" office:value="11.65328" calcext:value-type="float">
            <text:p>11.65328</text:p>
          </table:table-cell>
          <table:table-cell office:value-type="float" office:value="0.266229" calcext:value-type="float">
            <text:p>0.266229</text:p>
          </table:table-cell>
          <table:table-cell table:style-name="Default"/>
          <table:table-cell table:style-name="Default" table:formula="of:=0.144959*[.A12]" office:value-type="float" office:value="1.159672" calcext:value-type="float">
            <text:p>1.159672</text:p>
          </table:table-cell>
          <table:table-cell table:style-name="Default" table:formula="of:=1.32841*[.A12]" office:value-type="float" office:value="10.62728" calcext:value-type="float">
            <text:p>10.62728</text:p>
          </table:table-cell>
          <table:table-cell office:value-type="float" office:value="0.266531" calcext:value-type="float">
            <text:p>0.26653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style-name="Default" table:formula="of:=0.575542*[.A13]" office:value-type="float" office:value="5.179878" calcext:value-type="float">
            <text:p>5.179878</text:p>
          </table:table-cell>
          <table:table-cell table:style-name="Default" table:formula="of:=13.4051*[.A13]" office:value-type="float" office:value="120.6459" calcext:value-type="float">
            <text:p>120.6459</text:p>
          </table:table-cell>
          <table:table-cell office:value-type="float" office:value="0.253819" calcext:value-type="float">
            <text:p>0.253819</text:p>
          </table:table-cell>
          <table:table-cell table:style-name="Default"/>
          <table:table-cell table:style-name="Default" table:formula="of:=2.04185*[.A13]" office:value-type="float" office:value="18.37665" calcext:value-type="float">
            <text:p>18.37665</text:p>
          </table:table-cell>
          <table:table-cell office:value-type="float" office:value="0.254252" calcext:value-type="float">
            <text:p>0.254252</text:p>
          </table:table-cell>
          <table:table-cell table:style-name="Default"/>
          <table:table-cell table:style-name="Default" table:formula="of:=1.54112*[.A13]" office:value-type="float" office:value="13.87008" calcext:value-type="float">
            <text:p>13.87008</text:p>
          </table:table-cell>
          <table:table-cell office:value-type="float" office:value="0.254051" calcext:value-type="float">
            <text:p>0.254051</text:p>
          </table:table-cell>
          <table:table-cell table:style-name="Default"/>
          <table:table-cell table:style-name="Default" table:formula="of:=1.4595*[.A13]" office:value-type="float" office:value="13.1355" calcext:value-type="float">
            <text:p>13.1355</text:p>
          </table:table-cell>
          <table:table-cell office:value-type="float" office:value="0.255522" calcext:value-type="float">
            <text:p>0.255522</text:p>
          </table:table-cell>
          <table:table-cell/>
          <table:table-cell table:style-name="Default" table:formula="of:=1.45666*[.A13]" office:value-type="float" office:value="13.10994" calcext:value-type="float">
            <text:p>13.10994</text:p>
          </table:table-cell>
          <table:table-cell office:value-type="float" office:value="0.26404" calcext:value-type="float">
            <text:p>0.26404</text:p>
          </table:table-cell>
          <table:table-cell table:style-name="Default"/>
          <table:table-cell table:style-name="Default" table:formula="of:=0.144959*[.A13]" office:value-type="float" office:value="1.304631" calcext:value-type="float">
            <text:p>1.304631</text:p>
          </table:table-cell>
          <table:table-cell table:style-name="Default" table:formula="of:=1.32841*[.A13]" office:value-type="float" office:value="11.95569" calcext:value-type="float">
            <text:p>11.95569</text:p>
          </table:table-cell>
          <table:table-cell office:value-type="float" office:value="0.264611" calcext:value-type="float">
            <text:p>0.26461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style-name="Default" table:formula="of:=0.575542*[.A14]" office:value-type="float" office:value="5.75542" calcext:value-type="float">
            <text:p>5.75542</text:p>
          </table:table-cell>
          <table:table-cell table:style-name="Default" table:formula="of:=13.4051*[.A14]" office:value-type="float" office:value="134.051" calcext:value-type="float">
            <text:p>134.051</text:p>
          </table:table-cell>
          <table:table-cell office:value-type="float" office:value="0.254501" calcext:value-type="float">
            <text:p>0.254501</text:p>
          </table:table-cell>
          <table:table-cell table:style-name="Default"/>
          <table:table-cell table:style-name="Default" table:formula="of:=2.04185*[.A14]" office:value-type="float" office:value="20.4185" calcext:value-type="float">
            <text:p>20.4185</text:p>
          </table:table-cell>
          <table:table-cell office:value-type="float" office:value="0.253874" calcext:value-type="float">
            <text:p>0.253874</text:p>
          </table:table-cell>
          <table:table-cell table:style-name="Default"/>
          <table:table-cell table:style-name="Default" table:formula="of:=1.54112*[.A14]" office:value-type="float" office:value="15.4112" calcext:value-type="float">
            <text:p>15.4112</text:p>
          </table:table-cell>
          <table:table-cell office:value-type="float" office:value="0.254192" calcext:value-type="float">
            <text:p>0.254192</text:p>
          </table:table-cell>
          <table:table-cell table:style-name="Default"/>
          <table:table-cell table:style-name="Default" table:formula="of:=1.4595*[.A14]" office:value-type="float" office:value="14.595" calcext:value-type="float">
            <text:p>14.595</text:p>
          </table:table-cell>
          <table:table-cell office:value-type="float" office:value="0.256116" calcext:value-type="float">
            <text:p>0.256116</text:p>
          </table:table-cell>
          <table:table-cell/>
          <table:table-cell table:style-name="Default" table:formula="of:=1.45666*[.A14]" office:value-type="float" office:value="14.5666" calcext:value-type="float">
            <text:p>14.5666</text:p>
          </table:table-cell>
          <table:table-cell office:value-type="float" office:value="0.262453" calcext:value-type="float">
            <text:p>0.262453</text:p>
          </table:table-cell>
          <table:table-cell table:style-name="Default"/>
          <table:table-cell table:style-name="Default" table:formula="of:=0.144959*[.A14]" office:value-type="float" office:value="1.44959" calcext:value-type="float">
            <text:p>1.44959</text:p>
          </table:table-cell>
          <table:table-cell table:style-name="Default" table:formula="of:=1.32841*[.A14]" office:value-type="float" office:value="13.2841" calcext:value-type="float">
            <text:p>13.2841</text:p>
          </table:table-cell>
          <table:table-cell office:value-type="float" office:value="0.26302" calcext:value-type="float">
            <text:p>0.26302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style-name="Default" table:formula="of:=0.575542*[.A15]" office:value-type="float" office:value="6.330962" calcext:value-type="float">
            <text:p>6.330962</text:p>
          </table:table-cell>
          <table:table-cell table:style-name="Default" table:formula="of:=13.4051*[.A15]" office:value-type="float" office:value="147.4561" calcext:value-type="float">
            <text:p>147.4561</text:p>
          </table:table-cell>
          <table:table-cell office:value-type="float" office:value="0.253631" calcext:value-type="float">
            <text:p>0.253631</text:p>
          </table:table-cell>
          <table:table-cell table:style-name="Default"/>
          <table:table-cell table:style-name="Default" table:formula="of:=2.04185*[.A15]" office:value-type="float" office:value="22.46035" calcext:value-type="float">
            <text:p>22.46035</text:p>
          </table:table-cell>
          <table:table-cell office:value-type="float" office:value="0.253992" calcext:value-type="float">
            <text:p>0.253992</text:p>
          </table:table-cell>
          <table:table-cell table:style-name="Default"/>
          <table:table-cell table:style-name="Default" table:formula="of:=1.54112*[.A15]" office:value-type="float" office:value="16.95232" calcext:value-type="float">
            <text:p>16.95232</text:p>
          </table:table-cell>
          <table:table-cell office:value-type="float" office:value="0.254067" calcext:value-type="float">
            <text:p>0.254067</text:p>
          </table:table-cell>
          <table:table-cell table:style-name="Default"/>
          <table:table-cell table:style-name="Default" table:formula="of:=1.4595*[.A15]" office:value-type="float" office:value="16.0545" calcext:value-type="float">
            <text:p>16.0545</text:p>
          </table:table-cell>
          <table:table-cell office:value-type="float" office:value="0.255282" calcext:value-type="float">
            <text:p>0.255282</text:p>
          </table:table-cell>
          <table:table-cell/>
          <table:table-cell table:style-name="Default" table:formula="of:=1.45666*[.A15]" office:value-type="float" office:value="16.02326" calcext:value-type="float">
            <text:p>16.02326</text:p>
          </table:table-cell>
          <table:table-cell office:value-type="float" office:value="0.26122" calcext:value-type="float">
            <text:p>0.26122</text:p>
          </table:table-cell>
          <table:table-cell table:style-name="Default"/>
          <table:table-cell table:style-name="Default" table:formula="of:=0.144959*[.A15]" office:value-type="float" office:value="1.594549" calcext:value-type="float">
            <text:p>1.594549</text:p>
          </table:table-cell>
          <table:table-cell table:style-name="Default" table:formula="of:=1.32841*[.A15]" office:value-type="float" office:value="14.61251" calcext:value-type="float">
            <text:p>14.61251</text:p>
          </table:table-cell>
          <table:table-cell office:value-type="float" office:value="0.261701" calcext:value-type="float">
            <text:p>0.26170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style-name="Default" table:formula="of:=0.575542*[.A16]" office:value-type="float" office:value="6.906504" calcext:value-type="float">
            <text:p>6.906504</text:p>
          </table:table-cell>
          <table:table-cell table:style-name="Default" table:formula="of:=13.4051*[.A16]" office:value-type="float" office:value="160.8612" calcext:value-type="float">
            <text:p>160.8612</text:p>
          </table:table-cell>
          <table:table-cell office:value-type="float" office:value="0.253581" calcext:value-type="float">
            <text:p>0.253581</text:p>
          </table:table-cell>
          <table:table-cell table:style-name="Default"/>
          <table:table-cell table:style-name="Default" table:formula="of:=2.04185*[.A16]" office:value-type="float" office:value="24.5022" calcext:value-type="float">
            <text:p>24.5022</text:p>
          </table:table-cell>
          <table:table-cell office:value-type="float" office:value="0.25458" calcext:value-type="float">
            <text:p>0.25458</text:p>
          </table:table-cell>
          <table:table-cell table:style-name="Default"/>
          <table:table-cell table:style-name="Default" table:formula="of:=1.54112*[.A16]" office:value-type="float" office:value="18.49344" calcext:value-type="float">
            <text:p>18.49344</text:p>
          </table:table-cell>
          <table:table-cell office:value-type="float" office:value="0.253445" calcext:value-type="float">
            <text:p>0.253445</text:p>
          </table:table-cell>
          <table:table-cell table:style-name="Default"/>
          <table:table-cell table:style-name="Default" table:formula="of:=1.4595*[.A16]" office:value-type="float" office:value="17.514" calcext:value-type="float">
            <text:p>17.514</text:p>
          </table:table-cell>
          <table:table-cell office:value-type="float" office:value="0.255226" calcext:value-type="float">
            <text:p>0.255226</text:p>
          </table:table-cell>
          <table:table-cell/>
          <table:table-cell table:style-name="Default" table:formula="of:=1.45666*[.A16]" office:value-type="float" office:value="17.47992" calcext:value-type="float">
            <text:p>17.47992</text:p>
          </table:table-cell>
          <table:table-cell office:value-type="float" office:value="0.260217" calcext:value-type="float">
            <text:p>0.260217</text:p>
          </table:table-cell>
          <table:table-cell table:style-name="Default"/>
          <table:table-cell table:style-name="Default" table:formula="of:=0.144959*[.A16]" office:value-type="float" office:value="1.739508" calcext:value-type="float">
            <text:p>1.739508</text:p>
          </table:table-cell>
          <table:table-cell table:style-name="Default" table:formula="of:=1.32841*[.A16]" office:value-type="float" office:value="15.94092" calcext:value-type="float">
            <text:p>15.94092</text:p>
          </table:table-cell>
          <table:table-cell office:value-type="float" office:value="0.260607" calcext:value-type="float">
            <text:p>0.260607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style-name="Default" table:formula="of:=0.575542*[.A17]" office:value-type="float" office:value="7.482046" calcext:value-type="float">
            <text:p>7.482046</text:p>
          </table:table-cell>
          <table:table-cell table:style-name="Default" table:formula="of:=13.4051*[.A17]" office:value-type="float" office:value="174.2663" calcext:value-type="float">
            <text:p>174.2663</text:p>
          </table:table-cell>
          <table:table-cell office:value-type="float" office:value="0.253411" calcext:value-type="float">
            <text:p>0.253411</text:p>
          </table:table-cell>
          <table:table-cell table:style-name="Default"/>
          <table:table-cell table:style-name="Default" table:formula="of:=2.04185*[.A17]" office:value-type="float" office:value="26.54405" calcext:value-type="float">
            <text:p>26.54405</text:p>
          </table:table-cell>
          <table:table-cell office:value-type="float" office:value="0.254776" calcext:value-type="float">
            <text:p>0.254776</text:p>
          </table:table-cell>
          <table:table-cell table:style-name="Default"/>
          <table:table-cell table:style-name="Default" table:formula="of:=1.54112*[.A17]" office:value-type="float" office:value="20.03456" calcext:value-type="float">
            <text:p>20.03456</text:p>
          </table:table-cell>
          <table:table-cell office:value-type="float" office:value="0.253497" calcext:value-type="float">
            <text:p>0.253497</text:p>
          </table:table-cell>
          <table:table-cell table:style-name="Default"/>
          <table:table-cell table:style-name="Default" table:formula="of:=1.4595*[.A17]" office:value-type="float" office:value="18.9735" calcext:value-type="float">
            <text:p>18.9735</text:p>
          </table:table-cell>
          <table:table-cell office:value-type="float" office:value="0.255096" calcext:value-type="float">
            <text:p>0.255096</text:p>
          </table:table-cell>
          <table:table-cell/>
          <table:table-cell table:style-name="Default" table:formula="of:=1.45666*[.A17]" office:value-type="float" office:value="18.93658" calcext:value-type="float">
            <text:p>18.93658</text:p>
          </table:table-cell>
          <table:table-cell office:value-type="float" office:value="0.259369" calcext:value-type="float">
            <text:p>0.259369</text:p>
          </table:table-cell>
          <table:table-cell table:style-name="Default"/>
          <table:table-cell table:style-name="Default" table:formula="of:=0.144959*[.A17]" office:value-type="float" office:value="1.884467" calcext:value-type="float">
            <text:p>1.884467</text:p>
          </table:table-cell>
          <table:table-cell table:style-name="Default" table:formula="of:=1.32841*[.A17]" office:value-type="float" office:value="17.26933" calcext:value-type="float">
            <text:p>17.26933</text:p>
          </table:table-cell>
          <table:table-cell office:value-type="float" office:value="0.259675" calcext:value-type="float">
            <text:p>0.259675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style-name="Default" table:formula="of:=0.575542*[.A18]" office:value-type="float" office:value="8.057588" calcext:value-type="float">
            <text:p>8.057588</text:p>
          </table:table-cell>
          <table:table-cell table:style-name="Default" table:formula="of:=13.4051*[.A18]" office:value-type="float" office:value="187.6714" calcext:value-type="float">
            <text:p>187.6714</text:p>
          </table:table-cell>
          <table:table-cell office:value-type="float" office:value="0.253671" calcext:value-type="float">
            <text:p>0.253671</text:p>
          </table:table-cell>
          <table:table-cell table:style-name="Default"/>
          <table:table-cell table:style-name="Default" table:formula="of:=2.04185*[.A18]" office:value-type="float" office:value="28.5859" calcext:value-type="float">
            <text:p>28.5859</text:p>
          </table:table-cell>
          <table:table-cell office:value-type="float" office:value="0.254674" calcext:value-type="float">
            <text:p>0.254674</text:p>
          </table:table-cell>
          <table:table-cell table:style-name="Default"/>
          <table:table-cell table:style-name="Default" table:formula="of:=1.54112*[.A18]" office:value-type="float" office:value="21.57568" calcext:value-type="float">
            <text:p>21.57568</text:p>
          </table:table-cell>
          <table:table-cell office:value-type="float" office:value="0.255764" calcext:value-type="float">
            <text:p>0.255764</text:p>
          </table:table-cell>
          <table:table-cell table:style-name="Default"/>
          <table:table-cell table:style-name="Default" table:formula="of:=1.4595*[.A18]" office:value-type="float" office:value="20.433" calcext:value-type="float">
            <text:p>20.433</text:p>
          </table:table-cell>
          <table:table-cell office:value-type="float" office:value="0.254973" calcext:value-type="float">
            <text:p>0.254973</text:p>
          </table:table-cell>
          <table:table-cell/>
          <table:table-cell table:style-name="Default" table:formula="of:=1.45666*[.A18]" office:value-type="float" office:value="20.39324" calcext:value-type="float">
            <text:p>20.39324</text:p>
          </table:table-cell>
          <table:table-cell office:value-type="float" office:value="0.258672" calcext:value-type="float">
            <text:p>0.258672</text:p>
          </table:table-cell>
          <table:table-cell table:style-name="Default"/>
          <table:table-cell table:style-name="Default" table:formula="of:=0.144959*[.A18]" office:value-type="float" office:value="2.029426" calcext:value-type="float">
            <text:p>2.029426</text:p>
          </table:table-cell>
          <table:table-cell table:style-name="Default" table:formula="of:=1.32841*[.A18]" office:value-type="float" office:value="18.59774" calcext:value-type="float">
            <text:p>18.59774</text:p>
          </table:table-cell>
          <table:table-cell office:value-type="float" office:value="0.25885" calcext:value-type="float">
            <text:p>0.25885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style-name="Default" table:formula="of:=0.575542*[.A19]" office:value-type="float" office:value="8.63313" calcext:value-type="float">
            <text:p>8.63313</text:p>
          </table:table-cell>
          <table:table-cell table:style-name="Default" table:formula="of:=13.4051*[.A19]" office:value-type="float" office:value="201.0765" calcext:value-type="float">
            <text:p>201.0765</text:p>
          </table:table-cell>
          <table:table-cell office:value-type="float" office:value="0.2557" calcext:value-type="float">
            <text:p>0.2557</text:p>
          </table:table-cell>
          <table:table-cell table:style-name="Default"/>
          <table:table-cell table:style-name="Default" table:formula="of:=2.04185*[.A19]" office:value-type="float" office:value="30.62775" calcext:value-type="float">
            <text:p>30.62775</text:p>
          </table:table-cell>
          <table:table-cell office:value-type="float" office:value="0.253709" calcext:value-type="float">
            <text:p>0.253709</text:p>
          </table:table-cell>
          <table:table-cell table:style-name="Default"/>
          <table:table-cell table:style-name="Default" table:formula="of:=1.54112*[.A19]" office:value-type="float" office:value="23.1168" calcext:value-type="float">
            <text:p>23.1168</text:p>
          </table:table-cell>
          <table:table-cell office:value-type="float" office:value="0.25343" calcext:value-type="float">
            <text:p>0.25343</text:p>
          </table:table-cell>
          <table:table-cell table:style-name="Default"/>
          <table:table-cell table:style-name="Default" table:formula="of:=1.4595*[.A19]" office:value-type="float" office:value="21.8925" calcext:value-type="float">
            <text:p>21.8925</text:p>
          </table:table-cell>
          <table:table-cell office:value-type="float" office:value="0.25491" calcext:value-type="float">
            <text:p>0.25491</text:p>
          </table:table-cell>
          <table:table-cell/>
          <table:table-cell table:style-name="Default" table:formula="of:=1.45666*[.A19]" office:value-type="float" office:value="21.8499" calcext:value-type="float">
            <text:p>21.8499</text:p>
          </table:table-cell>
          <table:table-cell office:value-type="float" office:value="0.258045" calcext:value-type="float">
            <text:p>0.258045</text:p>
          </table:table-cell>
          <table:table-cell table:style-name="Default"/>
          <table:table-cell table:style-name="Default" table:formula="of:=0.144959*[.A19]" office:value-type="float" office:value="2.174385" calcext:value-type="float">
            <text:p>2.174385</text:p>
          </table:table-cell>
          <table:table-cell table:style-name="Default" table:formula="of:=1.32841*[.A19]" office:value-type="float" office:value="19.92615" calcext:value-type="float">
            <text:p>19.92615</text:p>
          </table:table-cell>
          <table:table-cell office:value-type="float" office:value="0.258197" calcext:value-type="float">
            <text:p>0.258197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style-name="Default" table:formula="of:=0.575542*[.A20]" office:value-type="float" office:value="9.208672" calcext:value-type="float">
            <text:p>9.208672</text:p>
          </table:table-cell>
          <table:table-cell table:style-name="Default" table:formula="of:=13.4051*[.A20]" office:value-type="float" office:value="214.4816" calcext:value-type="float">
            <text:p>214.4816</text:p>
          </table:table-cell>
          <table:table-cell office:value-type="float" office:value="0.253489" calcext:value-type="float">
            <text:p>0.253489</text:p>
          </table:table-cell>
          <table:table-cell table:style-name="Default"/>
          <table:table-cell table:style-name="Default" table:formula="of:=2.04185*[.A20]" office:value-type="float" office:value="32.6696" calcext:value-type="float">
            <text:p>32.6696</text:p>
          </table:table-cell>
          <table:table-cell office:value-type="float" office:value="0.253732" calcext:value-type="float">
            <text:p>0.253732</text:p>
          </table:table-cell>
          <table:table-cell table:style-name="Default"/>
          <table:table-cell table:style-name="Default" table:formula="of:=1.54112*[.A20]" office:value-type="float" office:value="24.65792" calcext:value-type="float">
            <text:p>24.65792</text:p>
          </table:table-cell>
          <table:table-cell office:value-type="float" office:value="0.253842" calcext:value-type="float">
            <text:p>0.253842</text:p>
          </table:table-cell>
          <table:table-cell table:style-name="Default"/>
          <table:table-cell table:style-name="Default" table:formula="of:=1.4595*[.A20]" office:value-type="float" office:value="23.352" calcext:value-type="float">
            <text:p>23.352</text:p>
          </table:table-cell>
          <table:table-cell office:value-type="float" office:value="0.255074" calcext:value-type="float">
            <text:p>0.255074</text:p>
          </table:table-cell>
          <table:table-cell/>
          <table:table-cell table:style-name="Default" table:formula="of:=1.45666*[.A20]" office:value-type="float" office:value="23.30656" calcext:value-type="float">
            <text:p>23.30656</text:p>
          </table:table-cell>
          <table:table-cell office:value-type="float" office:value="0.257516" calcext:value-type="float">
            <text:p>0.257516</text:p>
          </table:table-cell>
          <table:table-cell table:style-name="Default"/>
          <table:table-cell table:style-name="Default" table:formula="of:=0.144959*[.A20]" office:value-type="float" office:value="2.319344" calcext:value-type="float">
            <text:p>2.319344</text:p>
          </table:table-cell>
          <table:table-cell table:style-name="Default" table:formula="of:=1.32841*[.A20]" office:value-type="float" office:value="21.25456" calcext:value-type="float">
            <text:p>21.25456</text:p>
          </table:table-cell>
          <table:table-cell office:value-type="float" office:value="0.257662" calcext:value-type="float">
            <text:p>0.257662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style-name="Default" table:formula="of:=0.575542*[.A21]" office:value-type="float" office:value="9.784214" calcext:value-type="float">
            <text:p>9.784214</text:p>
          </table:table-cell>
          <table:table-cell table:style-name="Default" table:formula="of:=13.4051*[.A21]" office:value-type="float" office:value="227.8867" calcext:value-type="float">
            <text:p>227.8867</text:p>
          </table:table-cell>
          <table:table-cell office:value-type="float" office:value="0.254651" calcext:value-type="float">
            <text:p>0.254651</text:p>
          </table:table-cell>
          <table:table-cell table:style-name="Default"/>
          <table:table-cell table:style-name="Default" table:formula="of:=2.04185*[.A21]" office:value-type="float" office:value="34.71145" calcext:value-type="float">
            <text:p>34.71145</text:p>
          </table:table-cell>
          <table:table-cell office:value-type="float" office:value="0.254245" calcext:value-type="float">
            <text:p>0.254245</text:p>
          </table:table-cell>
          <table:table-cell table:style-name="Default"/>
          <table:table-cell table:style-name="Default" table:formula="of:=1.54112*[.A21]" office:value-type="float" office:value="26.19904" calcext:value-type="float">
            <text:p>26.19904</text:p>
          </table:table-cell>
          <table:table-cell office:value-type="float" office:value="0.253603" calcext:value-type="float">
            <text:p>0.253603</text:p>
          </table:table-cell>
          <table:table-cell table:style-name="Default"/>
          <table:table-cell table:style-name="Default" table:formula="of:=1.4595*[.A21]" office:value-type="float" office:value="24.8115" calcext:value-type="float">
            <text:p>24.8115</text:p>
          </table:table-cell>
          <table:table-cell office:value-type="float" office:value="0.254799" calcext:value-type="float">
            <text:p>0.254799</text:p>
          </table:table-cell>
          <table:table-cell/>
          <table:table-cell table:style-name="Default" table:formula="of:=1.45666*[.A21]" office:value-type="float" office:value="24.76322" calcext:value-type="float">
            <text:p>24.76322</text:p>
          </table:table-cell>
          <table:table-cell office:value-type="float" office:value="0.257033" calcext:value-type="float">
            <text:p>0.257033</text:p>
          </table:table-cell>
          <table:table-cell table:style-name="Default"/>
          <table:table-cell table:style-name="Default" table:formula="of:=0.144959*[.A21]" office:value-type="float" office:value="2.464303" calcext:value-type="float">
            <text:p>2.464303</text:p>
          </table:table-cell>
          <table:table-cell table:style-name="Default" table:formula="of:=1.32841*[.A21]" office:value-type="float" office:value="22.58297" calcext:value-type="float">
            <text:p>22.58297</text:p>
          </table:table-cell>
          <table:table-cell office:value-type="float" office:value="0.257192" calcext:value-type="float">
            <text:p>0.257192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style-name="Default" table:formula="of:=0.575542*[.A22]" office:value-type="float" office:value="10.359756" calcext:value-type="float">
            <text:p>10.359756</text:p>
          </table:table-cell>
          <table:table-cell table:style-name="Default" table:formula="of:=13.4051*[.A22]" office:value-type="float" office:value="241.2918" calcext:value-type="float">
            <text:p>241.2918</text:p>
          </table:table-cell>
          <table:table-cell office:value-type="float" office:value="0.253394" calcext:value-type="float">
            <text:p>0.253394</text:p>
          </table:table-cell>
          <table:table-cell table:style-name="Default"/>
          <table:table-cell table:style-name="Default" table:formula="of:=2.04185*[.A22]" office:value-type="float" office:value="36.7533" calcext:value-type="float">
            <text:p>36.7533</text:p>
          </table:table-cell>
          <table:table-cell office:value-type="float" office:value="0.253441" calcext:value-type="float">
            <text:p>0.253441</text:p>
          </table:table-cell>
          <table:table-cell table:style-name="Default"/>
          <table:table-cell table:style-name="Default" table:formula="of:=1.54112*[.A22]" office:value-type="float" office:value="27.74016" calcext:value-type="float">
            <text:p>27.74016</text:p>
          </table:table-cell>
          <table:table-cell office:value-type="float" office:value="0.253342" calcext:value-type="float">
            <text:p>0.253342</text:p>
          </table:table-cell>
          <table:table-cell table:style-name="Default"/>
          <table:table-cell table:style-name="Default" table:formula="of:=1.4595*[.A22]" office:value-type="float" office:value="26.271" calcext:value-type="float">
            <text:p>26.271</text:p>
          </table:table-cell>
          <table:table-cell office:value-type="float" office:value="0.254753" calcext:value-type="float">
            <text:p>0.254753</text:p>
          </table:table-cell>
          <table:table-cell/>
          <table:table-cell table:style-name="Default" table:formula="of:=1.45666*[.A22]" office:value-type="float" office:value="26.21988" calcext:value-type="float">
            <text:p>26.21988</text:p>
          </table:table-cell>
          <table:table-cell office:value-type="float" office:value="0.256617" calcext:value-type="float">
            <text:p>0.256617</text:p>
          </table:table-cell>
          <table:table-cell table:style-name="Default"/>
          <table:table-cell table:style-name="Default" table:formula="of:=0.144959*[.A22]" office:value-type="float" office:value="2.609262" calcext:value-type="float">
            <text:p>2.609262</text:p>
          </table:table-cell>
          <table:table-cell table:style-name="Default" table:formula="of:=1.32841*[.A22]" office:value-type="float" office:value="23.91138" calcext:value-type="float">
            <text:p>23.91138</text:p>
          </table:table-cell>
          <table:table-cell office:value-type="float" office:value="0.256781" calcext:value-type="float">
            <text:p>0.25678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style-name="Default" table:formula="of:=0.575542*[.A23]" office:value-type="float" office:value="10.935298" calcext:value-type="float">
            <text:p>10.935298</text:p>
          </table:table-cell>
          <table:table-cell table:style-name="Default" table:formula="of:=13.4051*[.A23]" office:value-type="float" office:value="254.6969" calcext:value-type="float">
            <text:p>254.6969</text:p>
          </table:table-cell>
          <table:table-cell office:value-type="float" office:value="0.253371" calcext:value-type="float">
            <text:p>0.253371</text:p>
          </table:table-cell>
          <table:table-cell table:style-name="Default"/>
          <table:table-cell table:style-name="Default" table:formula="of:=2.04185*[.A23]" office:value-type="float" office:value="38.79515" calcext:value-type="float">
            <text:p>38.79515</text:p>
          </table:table-cell>
          <table:table-cell office:value-type="float" office:value="0.254602" calcext:value-type="float">
            <text:p>0.254602</text:p>
          </table:table-cell>
          <table:table-cell table:style-name="Default"/>
          <table:table-cell table:style-name="Default" table:formula="of:=1.54112*[.A23]" office:value-type="float" office:value="29.28128" calcext:value-type="float">
            <text:p>29.28128</text:p>
          </table:table-cell>
          <table:table-cell office:value-type="float" office:value="0.253441" calcext:value-type="float">
            <text:p>0.253441</text:p>
          </table:table-cell>
          <table:table-cell table:style-name="Default"/>
          <table:table-cell table:style-name="Default" table:formula="of:=1.4595*[.A23]" office:value-type="float" office:value="27.7305" calcext:value-type="float">
            <text:p>27.7305</text:p>
          </table:table-cell>
          <table:table-cell office:value-type="float" office:value="0.254756" calcext:value-type="float">
            <text:p>0.254756</text:p>
          </table:table-cell>
          <table:table-cell/>
          <table:table-cell table:style-name="Default" table:formula="of:=1.45666*[.A23]" office:value-type="float" office:value="27.67654" calcext:value-type="float">
            <text:p>27.67654</text:p>
          </table:table-cell>
          <table:table-cell office:value-type="float" office:value="0.25625" calcext:value-type="float">
            <text:p>0.25625</text:p>
          </table:table-cell>
          <table:table-cell table:style-name="Default"/>
          <table:table-cell table:style-name="Default" table:formula="of:=0.144959*[.A23]" office:value-type="float" office:value="2.754221" calcext:value-type="float">
            <text:p>2.754221</text:p>
          </table:table-cell>
          <table:table-cell table:style-name="Default" table:formula="of:=1.32841*[.A23]" office:value-type="float" office:value="25.23979" calcext:value-type="float">
            <text:p>25.23979</text:p>
          </table:table-cell>
          <table:table-cell office:value-type="float" office:value="0.256414" calcext:value-type="float">
            <text:p>0.256414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style-name="Default" table:formula="of:=0.575542*[.A24]" office:value-type="float" office:value="11.51084" calcext:value-type="float">
            <text:p>11.51084</text:p>
          </table:table-cell>
          <table:table-cell table:style-name="Default" table:formula="of:=13.4051*[.A24]" office:value-type="float" office:value="268.102" calcext:value-type="float">
            <text:p>268.102</text:p>
          </table:table-cell>
          <table:table-cell office:value-type="float" office:value="0.254028" calcext:value-type="float">
            <text:p>0.254028</text:p>
          </table:table-cell>
          <table:table-cell table:style-name="Default"/>
          <table:table-cell table:style-name="Default" table:formula="of:=2.04185*[.A24]" office:value-type="float" office:value="40.837" calcext:value-type="float">
            <text:p>40.837</text:p>
          </table:table-cell>
          <table:table-cell office:value-type="float" office:value="0.253632" calcext:value-type="float">
            <text:p>0.253632</text:p>
          </table:table-cell>
          <table:table-cell table:style-name="Default"/>
          <table:table-cell table:style-name="Default" table:formula="of:=1.54112*[.A24]" office:value-type="float" office:value="30.8224" calcext:value-type="float">
            <text:p>30.8224</text:p>
          </table:table-cell>
          <table:table-cell office:value-type="float" office:value="0.253453" calcext:value-type="float">
            <text:p>0.253453</text:p>
          </table:table-cell>
          <table:table-cell table:style-name="Default"/>
          <table:table-cell table:style-name="Default" table:formula="of:=1.4595*[.A24]" office:value-type="float" office:value="29.19" calcext:value-type="float">
            <text:p>29.19</text:p>
          </table:table-cell>
          <table:table-cell office:value-type="float" office:value="0.25464" calcext:value-type="float">
            <text:p>0.25464</text:p>
          </table:table-cell>
          <table:table-cell/>
          <table:table-cell table:style-name="Default" table:formula="of:=1.45666*[.A24]" office:value-type="float" office:value="29.1332" calcext:value-type="float">
            <text:p>29.1332</text:p>
          </table:table-cell>
          <table:table-cell office:value-type="float" office:value="0.25594" calcext:value-type="float">
            <text:p>0.25594</text:p>
          </table:table-cell>
          <table:table-cell table:style-name="Default"/>
          <table:table-cell table:style-name="Default" table:formula="of:=0.144959*[.A24]" office:value-type="float" office:value="2.89918" calcext:value-type="float">
            <text:p>2.89918</text:p>
          </table:table-cell>
          <table:table-cell table:style-name="Default" table:formula="of:=1.32841*[.A24]" office:value-type="float" office:value="26.5682" calcext:value-type="float">
            <text:p>26.5682</text:p>
          </table:table-cell>
          <table:table-cell office:value-type="float" office:value="0.256121" calcext:value-type="float">
            <text:p>0.25612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style-name="Default" table:formula="of:=0.575542*[.A25]" office:value-type="float" office:value="12.086382" calcext:value-type="float">
            <text:p>12.086382</text:p>
          </table:table-cell>
          <table:table-cell table:style-name="Default" table:formula="of:=13.4051*[.A25]" office:value-type="float" office:value="281.5071" calcext:value-type="float">
            <text:p>281.5071</text:p>
          </table:table-cell>
          <table:table-cell office:value-type="float" office:value="0.253335" calcext:value-type="float">
            <text:p>0.253335</text:p>
          </table:table-cell>
          <table:table-cell table:style-name="Default"/>
          <table:table-cell table:style-name="Default" table:formula="of:=2.04185*[.A25]" office:value-type="float" office:value="42.87885" calcext:value-type="float">
            <text:p>42.87885</text:p>
          </table:table-cell>
          <table:table-cell office:value-type="float" office:value="0.253336" calcext:value-type="float">
            <text:p>0.253336</text:p>
          </table:table-cell>
          <table:table-cell table:style-name="Default"/>
          <table:table-cell table:style-name="Default" table:formula="of:=1.54112*[.A25]" office:value-type="float" office:value="32.36352" calcext:value-type="float">
            <text:p>32.36352</text:p>
          </table:table-cell>
          <table:table-cell office:value-type="float" office:value="0.253342" calcext:value-type="float">
            <text:p>0.253342</text:p>
          </table:table-cell>
          <table:table-cell table:style-name="Default"/>
          <table:table-cell table:style-name="Default" table:formula="of:=1.4595*[.A25]" office:value-type="float" office:value="30.6495" calcext:value-type="float">
            <text:p>30.6495</text:p>
          </table:table-cell>
          <table:table-cell office:value-type="float" office:value="0.254599" calcext:value-type="float">
            <text:p>0.254599</text:p>
          </table:table-cell>
          <table:table-cell/>
          <table:table-cell table:style-name="Default" table:formula="of:=1.45666*[.A25]" office:value-type="float" office:value="30.58986" calcext:value-type="float">
            <text:p>30.58986</text:p>
          </table:table-cell>
          <table:table-cell office:value-type="float" office:value="0.255674" calcext:value-type="float">
            <text:p>0.255674</text:p>
          </table:table-cell>
          <table:table-cell table:style-name="Default"/>
          <table:table-cell table:style-name="Default" table:formula="of:=0.144959*[.A25]" office:value-type="float" office:value="3.044139" calcext:value-type="float">
            <text:p>3.044139</text:p>
          </table:table-cell>
          <table:table-cell table:style-name="Default" table:formula="of:=1.32841*[.A25]" office:value-type="float" office:value="27.89661" calcext:value-type="float">
            <text:p>27.89661</text:p>
          </table:table-cell>
          <table:table-cell office:value-type="float" office:value="0.255861" calcext:value-type="float">
            <text:p>0.255861</text:p>
          </table:table-cell>
          <table:table-cell table:style-name="Default"/>
          <table:table-cell table:number-columns-repeated="100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mbda 0.00001" table:style-name="ta1">
        <table:table-column table:style-name="co10" table:default-cell-style-name="Default"/>
        <table:table-column table:style-name="co4" table:default-cell-style-name="ce2"/>
        <table:table-column table:style-name="co11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column table:style-name="co12" table:default-cell-style-name="ce2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row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CD</text:p>
          </table:table-cell>
          <table:table-cell/>
          <table:table-cell table:style-name="ce1" office:value-type="string" calcext:value-type="string">
            <text:p>time(FPGA-4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SCD</text:p>
          </table:table-cell>
        </table:table-row>
        <table:table-row table:style-name="ro1">
          <table:table-cell table:style-name="ce1" office:value-type="string" calcext:value-type="string">
            <text:p>Lambda = 0.00001</text:p>
          </table:table-cell>
          <table:table-cell table:style-name="ce1"/>
          <table:table-cell table:style-name="ce1" office:value-type="string" calcext:value-type="string">
            <text:p>MinibatchSize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table:style-name="ce1"/>
          <table:table-cell/>
          <table:table-cell table:style-name="ce1" office:value-type="string" calcext:value-type="string">
            <text:p>NumSamples</text:p>
          </table:table-cell>
          <table:table-cell table:number-columns-repeated="3"/>
          <table:table-cell table:style-name="ce1" office:value-type="float" office:value="16384" calcext:value-type="float">
            <text:p>16384</text:p>
          </table:table-cell>
        </table:table-row>
        <table:table-row table:style-name="ro1">
          <table:table-cell table:style-name="ce2"/>
          <table:table-cell/>
          <table:table-cell table:style-name="ce1" office:value-type="string" calcext:value-type="string">
            <text:p>SGD learning rate</text:p>
          </table:table-cell>
          <table:table-cell table:number-columns-repeated="2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2"/>
          <table:table-cell table:style-name="ce1"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0.9" calcext:value-type="float">
            <text:p>0.9</text:p>
          </table:table-cell>
          <table:table-cell table:style-name="ce1"/>
          <table:table-cell/>
          <table:table-cell table:style-name="ce1" office:value-type="float" office:value="128" calcext:value-type="float">
            <text:p>128</text:p>
          </table:table-cell>
          <table:table-cell table:number-columns-repeated="3"/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style-name="ce2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0.575542*[.A5]" office:value-type="float" office:value="0.575542" calcext:value-type="float">
            <text:p>0.575542</text:p>
          </table:table-cell>
          <table:table-cell table:formula="of:=13.4051*[.A5]" office:value-type="float" office:value="13.4051" calcext:value-type="float">
            <text:p>13.4051</text:p>
          </table:table-cell>
          <table:table-cell office:value-type="float" office:value="0.691097" calcext:value-type="float">
            <text:p>0.691097</text:p>
          </table:table-cell>
          <table:table-cell/>
          <table:table-cell table:formula="of:=2.04185*[.A5]" office:value-type="float" office:value="2.04185" calcext:value-type="float">
            <text:p>2.04185</text:p>
          </table:table-cell>
          <table:table-cell office:value-type="float" office:value="0.691097" calcext:value-type="float">
            <text:p>0.691097</text:p>
          </table:table-cell>
          <table:table-cell/>
          <table:table-cell table:formula="of:=1.54112*[.A5]" office:value-type="float" office:value="1.54112" calcext:value-type="float">
            <text:p>1.54112</text:p>
          </table:table-cell>
          <table:table-cell office:value-type="float" office:value="0.691097" calcext:value-type="float">
            <text:p>0.691097</text:p>
          </table:table-cell>
          <table:table-cell/>
          <table:table-cell table:formula="of:=1.4595*[.A5]" office:value-type="float" office:value="1.4595" calcext:value-type="float">
            <text:p>1.4595</text:p>
          </table:table-cell>
          <table:table-cell office:value-type="float" office:value="0.691097" calcext:value-type="float">
            <text:p>0.691097</text:p>
          </table:table-cell>
          <table:table-cell/>
          <table:table-cell table:formula="of:=1.45666*[.A5]" office:value-type="float" office:value="1.45666" calcext:value-type="float">
            <text:p>1.45666</text:p>
          </table:table-cell>
          <table:table-cell office:value-type="float" office:value="0.691097" calcext:value-type="float">
            <text:p>0.691097</text:p>
          </table:table-cell>
          <table:table-cell/>
          <table:table-cell table:formula="of:=0.144959*[.A5]" office:value-type="float" office:value="0.144959" calcext:value-type="float">
            <text:p>0.144959</text:p>
          </table:table-cell>
          <table:table-cell table:formula="of:=1.32841*[.A5]" office:value-type="float" office:value="1.32841" calcext:value-type="float">
            <text:p>1.32841</text:p>
          </table:table-cell>
          <table:table-cell office:value-type="float" office:value="0.691097" calcext:value-type="float">
            <text:p>0.691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0.575542*[.A6]" office:value-type="float" office:value="5.75542" calcext:value-type="float">
            <text:p>5.75542</text:p>
          </table:table-cell>
          <table:table-cell table:formula="of:=13.4051*[.A6]" office:value-type="float" office:value="134.051" calcext:value-type="float">
            <text:p>134.051</text:p>
          </table:table-cell>
          <table:table-cell office:value-type="float" office:value="0.120264" calcext:value-type="float">
            <text:p>0.120264</text:p>
          </table:table-cell>
          <table:table-cell/>
          <table:table-cell table:formula="of:=2.04185*[.A6]" office:value-type="float" office:value="20.4185" calcext:value-type="float">
            <text:p>20.4185</text:p>
          </table:table-cell>
          <table:table-cell office:value-type="float" office:value="0.119548" calcext:value-type="float">
            <text:p>0.119548</text:p>
          </table:table-cell>
          <table:table-cell/>
          <table:table-cell table:formula="of:=1.54112*[.A6]" office:value-type="float" office:value="15.4112" calcext:value-type="float">
            <text:p>15.4112</text:p>
          </table:table-cell>
          <table:table-cell office:value-type="float" office:value="0.120184" calcext:value-type="float">
            <text:p>0.120184</text:p>
          </table:table-cell>
          <table:table-cell/>
          <table:table-cell table:formula="of:=1.4595*[.A6]" office:value-type="float" office:value="14.595" calcext:value-type="float">
            <text:p>14.595</text:p>
          </table:table-cell>
          <table:table-cell office:value-type="float" office:value="0.132316" calcext:value-type="float">
            <text:p>0.132316</text:p>
          </table:table-cell>
          <table:table-cell/>
          <table:table-cell table:formula="of:=1.45666*[.A6]" office:value-type="float" office:value="14.5666" calcext:value-type="float">
            <text:p>14.5666</text:p>
          </table:table-cell>
          <table:table-cell office:value-type="float" office:value="0.162803" calcext:value-type="float">
            <text:p>0.162803</text:p>
          </table:table-cell>
          <table:table-cell/>
          <table:table-cell table:formula="of:=0.144959*[.A6]" office:value-type="float" office:value="1.44959" calcext:value-type="float">
            <text:p>1.44959</text:p>
          </table:table-cell>
          <table:table-cell table:formula="of:=1.32841*[.A6]" office:value-type="float" office:value="13.2841" calcext:value-type="float">
            <text:p>13.2841</text:p>
          </table:table-cell>
          <table:table-cell office:value-type="float" office:value="0.162859" calcext:value-type="float">
            <text:p>0.162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0.575542*[.A7]" office:value-type="float" office:value="11.51084" calcext:value-type="float">
            <text:p>11.51084</text:p>
          </table:table-cell>
          <table:table-cell table:formula="of:=13.4051*[.A7]" office:value-type="float" office:value="268.102" calcext:value-type="float">
            <text:p>268.102</text:p>
          </table:table-cell>
          <table:table-cell office:value-type="float" office:value="0.105282" calcext:value-type="float">
            <text:p>0.105282</text:p>
          </table:table-cell>
          <table:table-cell/>
          <table:table-cell table:formula="of:=2.04185*[.A7]" office:value-type="float" office:value="40.837" calcext:value-type="float">
            <text:p>40.837</text:p>
          </table:table-cell>
          <table:table-cell office:value-type="float" office:value="0.104688" calcext:value-type="float">
            <text:p>0.104688</text:p>
          </table:table-cell>
          <table:table-cell/>
          <table:table-cell table:formula="of:=1.54112*[.A7]" office:value-type="float" office:value="30.8224" calcext:value-type="float">
            <text:p>30.8224</text:p>
          </table:table-cell>
          <table:table-cell office:value-type="float" office:value="0.106309" calcext:value-type="float">
            <text:p>0.106309</text:p>
          </table:table-cell>
          <table:table-cell/>
          <table:table-cell table:formula="of:=1.4595*[.A7]" office:value-type="float" office:value="29.19" calcext:value-type="float">
            <text:p>29.19</text:p>
          </table:table-cell>
          <table:table-cell office:value-type="float" office:value="0.117042" calcext:value-type="float">
            <text:p>0.117042</text:p>
          </table:table-cell>
          <table:table-cell/>
          <table:table-cell table:formula="of:=1.45666*[.A7]" office:value-type="float" office:value="29.1332" calcext:value-type="float">
            <text:p>29.1332</text:p>
          </table:table-cell>
          <table:table-cell office:value-type="float" office:value="0.120456" calcext:value-type="float">
            <text:p>0.120456</text:p>
          </table:table-cell>
          <table:table-cell/>
          <table:table-cell table:formula="of:=0.144959*[.A7]" office:value-type="float" office:value="2.89918" calcext:value-type="float">
            <text:p>2.89918</text:p>
          </table:table-cell>
          <table:table-cell table:formula="of:=1.32841*[.A7]" office:value-type="float" office:value="26.5682" calcext:value-type="float">
            <text:p>26.5682</text:p>
          </table:table-cell>
          <table:table-cell office:value-type="float" office:value="0.121027" calcext:value-type="float">
            <text:p>0.1210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0.575542*[.A8]" office:value-type="float" office:value="17.26626" calcext:value-type="float">
            <text:p>17.26626</text:p>
          </table:table-cell>
          <table:table-cell table:formula="of:=13.4051*[.A8]" office:value-type="float" office:value="402.153" calcext:value-type="float">
            <text:p>402.153</text:p>
          </table:table-cell>
          <table:table-cell office:value-type="float" office:value="0.103712" calcext:value-type="float">
            <text:p>0.103712</text:p>
          </table:table-cell>
          <table:table-cell/>
          <table:table-cell table:formula="of:=2.04185*[.A8]" office:value-type="float" office:value="61.2555" calcext:value-type="float">
            <text:p>61.2555</text:p>
          </table:table-cell>
          <table:table-cell office:value-type="float" office:value="0.103034" calcext:value-type="float">
            <text:p>0.103034</text:p>
          </table:table-cell>
          <table:table-cell/>
          <table:table-cell table:formula="of:=1.54112*[.A8]" office:value-type="float" office:value="46.2336" calcext:value-type="float">
            <text:p>46.2336</text:p>
          </table:table-cell>
          <table:table-cell office:value-type="float" office:value="0.104822" calcext:value-type="float">
            <text:p>0.104822</text:p>
          </table:table-cell>
          <table:table-cell/>
          <table:table-cell table:formula="of:=1.4595*[.A8]" office:value-type="float" office:value="43.785" calcext:value-type="float">
            <text:p>43.785</text:p>
          </table:table-cell>
          <table:table-cell office:value-type="float" office:value="0.115265" calcext:value-type="float">
            <text:p>0.115265</text:p>
          </table:table-cell>
          <table:table-cell/>
          <table:table-cell table:formula="of:=1.45666*[.A8]" office:value-type="float" office:value="43.6998" calcext:value-type="float">
            <text:p>43.6998</text:p>
          </table:table-cell>
          <table:table-cell office:value-type="float" office:value="0.114157" calcext:value-type="float">
            <text:p>0.114157</text:p>
          </table:table-cell>
          <table:table-cell/>
          <table:table-cell table:formula="of:=0.144959*[.A8]" office:value-type="float" office:value="4.34877" calcext:value-type="float">
            <text:p>4.34877</text:p>
          </table:table-cell>
          <table:table-cell table:formula="of:=1.32841*[.A8]" office:value-type="float" office:value="39.8523" calcext:value-type="float">
            <text:p>39.8523</text:p>
          </table:table-cell>
          <table:table-cell office:value-type="float" office:value="0.11463" calcext:value-type="float">
            <text:p>0.114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0.575542*[.A9]" office:value-type="float" office:value="23.02168" calcext:value-type="float">
            <text:p>23.02168</text:p>
          </table:table-cell>
          <table:table-cell table:formula="of:=13.4051*[.A9]" office:value-type="float" office:value="536.204" calcext:value-type="float">
            <text:p>536.204</text:p>
          </table:table-cell>
          <table:table-cell office:value-type="float" office:value="0.103118" calcext:value-type="float">
            <text:p>0.103118</text:p>
          </table:table-cell>
          <table:table-cell/>
          <table:table-cell table:formula="of:=2.04185*[.A9]" office:value-type="float" office:value="81.674" calcext:value-type="float">
            <text:p>81.674</text:p>
          </table:table-cell>
          <table:table-cell office:value-type="float" office:value="0.102441" calcext:value-type="float">
            <text:p>0.102441</text:p>
          </table:table-cell>
          <table:table-cell/>
          <table:table-cell table:formula="of:=1.54112*[.A9]" office:value-type="float" office:value="61.6448" calcext:value-type="float">
            <text:p>61.6448</text:p>
          </table:table-cell>
          <table:table-cell office:value-type="float" office:value="0.104236" calcext:value-type="float">
            <text:p>0.104236</text:p>
          </table:table-cell>
          <table:table-cell/>
          <table:table-cell table:formula="of:=1.4595*[.A9]" office:value-type="float" office:value="58.38" calcext:value-type="float">
            <text:p>58.38</text:p>
          </table:table-cell>
          <table:table-cell office:value-type="float" office:value="0.11438" calcext:value-type="float">
            <text:p>0.11438</text:p>
          </table:table-cell>
          <table:table-cell/>
          <table:table-cell table:formula="of:=1.45666*[.A9]" office:value-type="float" office:value="58.2664" calcext:value-type="float">
            <text:p>58.2664</text:p>
          </table:table-cell>
          <table:table-cell office:value-type="float" office:value="0.110966" calcext:value-type="float">
            <text:p>0.110966</text:p>
          </table:table-cell>
          <table:table-cell/>
          <table:table-cell table:formula="of:=0.144959*[.A9]" office:value-type="float" office:value="5.79836" calcext:value-type="float">
            <text:p>5.79836</text:p>
          </table:table-cell>
          <table:table-cell table:formula="of:=1.32841*[.A9]" office:value-type="float" office:value="53.1364" calcext:value-type="float">
            <text:p>53.1364</text:p>
          </table:table-cell>
          <table:table-cell office:value-type="float" office:value="0.111391" calcext:value-type="float">
            <text:p>0.1113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0.575542*[.A10]" office:value-type="float" office:value="28.7771" calcext:value-type="float">
            <text:p>28.7771</text:p>
          </table:table-cell>
          <table:table-cell table:formula="of:=13.4051*[.A10]" office:value-type="float" office:value="670.255" calcext:value-type="float">
            <text:p>670.255</text:p>
          </table:table-cell>
          <table:table-cell office:value-type="float" office:value="0.102789" calcext:value-type="float">
            <text:p>0.102789</text:p>
          </table:table-cell>
          <table:table-cell/>
          <table:table-cell table:formula="of:=2.04185*[.A10]" office:value-type="float" office:value="102.0925" calcext:value-type="float">
            <text:p>102.0925</text:p>
          </table:table-cell>
          <table:table-cell office:value-type="float" office:value="0.10213" calcext:value-type="float">
            <text:p>0.10213</text:p>
          </table:table-cell>
          <table:table-cell/>
          <table:table-cell table:formula="of:=1.54112*[.A10]" office:value-type="float" office:value="77.056" calcext:value-type="float">
            <text:p>77.056</text:p>
          </table:table-cell>
          <table:table-cell office:value-type="float" office:value="0.103903" calcext:value-type="float">
            <text:p>0.103903</text:p>
          </table:table-cell>
          <table:table-cell/>
          <table:table-cell table:formula="of:=1.4595*[.A10]" office:value-type="float" office:value="72.975" calcext:value-type="float">
            <text:p>72.975</text:p>
          </table:table-cell>
          <table:table-cell office:value-type="float" office:value="0.113806" calcext:value-type="float">
            <text:p>0.113806</text:p>
          </table:table-cell>
          <table:table-cell/>
          <table:table-cell table:formula="of:=1.45666*[.A10]" office:value-type="float" office:value="72.833" calcext:value-type="float">
            <text:p>72.833</text:p>
          </table:table-cell>
          <table:table-cell office:value-type="float" office:value="0.108928" calcext:value-type="float">
            <text:p>0.108928</text:p>
          </table:table-cell>
          <table:table-cell/>
          <table:table-cell table:formula="of:=0.144959*[.A10]" office:value-type="float" office:value="7.24795" calcext:value-type="float">
            <text:p>7.24795</text:p>
          </table:table-cell>
          <table:table-cell table:formula="of:=1.32841*[.A10]" office:value-type="float" office:value="66.4205" calcext:value-type="float">
            <text:p>66.4205</text:p>
          </table:table-cell>
          <table:table-cell office:value-type="float" office:value="0.109315" calcext:value-type="float">
            <text:p>0.1093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0.575542*[.A11]" office:value-type="float" office:value="34.53252" calcext:value-type="float">
            <text:p>34.53252</text:p>
          </table:table-cell>
          <table:table-cell table:formula="of:=13.4051*[.A11]" office:value-type="float" office:value="804.306" calcext:value-type="float">
            <text:p>804.306</text:p>
          </table:table-cell>
          <table:table-cell office:value-type="float" office:value="0.102573" calcext:value-type="float">
            <text:p>0.102573</text:p>
          </table:table-cell>
          <table:table-cell/>
          <table:table-cell table:formula="of:=2.04185*[.A11]" office:value-type="float" office:value="122.511" calcext:value-type="float">
            <text:p>122.511</text:p>
          </table:table-cell>
          <table:table-cell office:value-type="float" office:value="0.101934" calcext:value-type="float">
            <text:p>0.101934</text:p>
          </table:table-cell>
          <table:table-cell/>
          <table:table-cell table:formula="of:=1.54112*[.A11]" office:value-type="float" office:value="92.4672" calcext:value-type="float">
            <text:p>92.4672</text:p>
          </table:table-cell>
          <table:table-cell office:value-type="float" office:value="0.103678" calcext:value-type="float">
            <text:p>0.103678</text:p>
          </table:table-cell>
          <table:table-cell/>
          <table:table-cell table:formula="of:=1.4595*[.A11]" office:value-type="float" office:value="87.57" calcext:value-type="float">
            <text:p>87.57</text:p>
          </table:table-cell>
          <table:table-cell office:value-type="float" office:value="0.113385" calcext:value-type="float">
            <text:p>0.113385</text:p>
          </table:table-cell>
          <table:table-cell/>
          <table:table-cell table:formula="of:=1.45666*[.A11]" office:value-type="float" office:value="87.3996" calcext:value-type="float">
            <text:p>87.3996</text:p>
          </table:table-cell>
          <table:table-cell office:value-type="float" office:value="0.107479" calcext:value-type="float">
            <text:p>0.107479</text:p>
          </table:table-cell>
          <table:table-cell/>
          <table:table-cell table:formula="of:=0.144959*[.A11]" office:value-type="float" office:value="8.69754" calcext:value-type="float">
            <text:p>8.69754</text:p>
          </table:table-cell>
          <table:table-cell table:formula="of:=1.32841*[.A11]" office:value-type="float" office:value="79.7046" calcext:value-type="float">
            <text:p>79.7046</text:p>
          </table:table-cell>
          <table:table-cell office:value-type="float" office:value="0.107841" calcext:value-type="float">
            <text:p>0.1078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0.575542*[.A12]" office:value-type="float" office:value="40.28794" calcext:value-type="float">
            <text:p>40.28794</text:p>
          </table:table-cell>
          <table:table-cell table:formula="of:=13.4051*[.A12]" office:value-type="float" office:value="938.357" calcext:value-type="float">
            <text:p>938.357</text:p>
          </table:table-cell>
          <table:table-cell office:value-type="float" office:value="0.102414" calcext:value-type="float">
            <text:p>0.102414</text:p>
          </table:table-cell>
          <table:table-cell/>
          <table:table-cell table:formula="of:=2.04185*[.A12]" office:value-type="float" office:value="142.9295" calcext:value-type="float">
            <text:p>142.9295</text:p>
          </table:table-cell>
          <table:table-cell office:value-type="float" office:value="0.101796" calcext:value-type="float">
            <text:p>0.101796</text:p>
          </table:table-cell>
          <table:table-cell/>
          <table:table-cell table:formula="of:=1.54112*[.A12]" office:value-type="float" office:value="107.8784" calcext:value-type="float">
            <text:p>107.8784</text:p>
          </table:table-cell>
          <table:table-cell office:value-type="float" office:value="0.103511" calcext:value-type="float">
            <text:p>0.103511</text:p>
          </table:table-cell>
          <table:table-cell/>
          <table:table-cell table:formula="of:=1.4595*[.A12]" office:value-type="float" office:value="102.165" calcext:value-type="float">
            <text:p>102.165</text:p>
          </table:table-cell>
          <table:table-cell office:value-type="float" office:value="0.113062" calcext:value-type="float">
            <text:p>0.113062</text:p>
          </table:table-cell>
          <table:table-cell/>
          <table:table-cell table:formula="of:=1.45666*[.A12]" office:value-type="float" office:value="101.9662" calcext:value-type="float">
            <text:p>101.9662</text:p>
          </table:table-cell>
          <table:table-cell office:value-type="float" office:value="0.106385" calcext:value-type="float">
            <text:p>0.106385</text:p>
          </table:table-cell>
          <table:table-cell/>
          <table:table-cell table:formula="of:=0.144959*[.A12]" office:value-type="float" office:value="10.14713" calcext:value-type="float">
            <text:p>10.14713</text:p>
          </table:table-cell>
          <table:table-cell table:formula="of:=1.32841*[.A12]" office:value-type="float" office:value="92.9887" calcext:value-type="float">
            <text:p>92.9887</text:p>
          </table:table-cell>
          <table:table-cell office:value-type="float" office:value="0.106728" calcext:value-type="float">
            <text:p>0.1067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0.575542*[.A13]" office:value-type="float" office:value="46.04336" calcext:value-type="float">
            <text:p>46.04336</text:p>
          </table:table-cell>
          <table:table-cell table:formula="of:=13.4051*[.A13]" office:value-type="float" office:value="1072.408" calcext:value-type="float">
            <text:p>1072.408</text:p>
          </table:table-cell>
          <table:table-cell office:value-type="float" office:value="0.102294" calcext:value-type="float">
            <text:p>0.102294</text:p>
          </table:table-cell>
          <table:table-cell/>
          <table:table-cell table:formula="of:=2.04185*[.A13]" office:value-type="float" office:value="163.348" calcext:value-type="float">
            <text:p>163.348</text:p>
          </table:table-cell>
          <table:table-cell office:value-type="float" office:value="0.101694" calcext:value-type="float">
            <text:p>0.101694</text:p>
          </table:table-cell>
          <table:table-cell/>
          <table:table-cell table:formula="of:=1.54112*[.A13]" office:value-type="float" office:value="123.2896" calcext:value-type="float">
            <text:p>123.2896</text:p>
          </table:table-cell>
          <table:table-cell office:value-type="float" office:value="0.10338" calcext:value-type="float">
            <text:p>0.10338</text:p>
          </table:table-cell>
          <table:table-cell/>
          <table:table-cell table:formula="of:=1.4595*[.A13]" office:value-type="float" office:value="116.76" calcext:value-type="float">
            <text:p>116.76</text:p>
          </table:table-cell>
          <table:table-cell office:value-type="float" office:value="0.112798" calcext:value-type="float">
            <text:p>0.112798</text:p>
          </table:table-cell>
          <table:table-cell/>
          <table:table-cell table:formula="of:=1.45666*[.A13]" office:value-type="float" office:value="116.5328" calcext:value-type="float">
            <text:p>116.5328</text:p>
          </table:table-cell>
          <table:table-cell office:value-type="float" office:value="0.105524" calcext:value-type="float">
            <text:p>0.105524</text:p>
          </table:table-cell>
          <table:table-cell/>
          <table:table-cell table:formula="of:=0.144959*[.A13]" office:value-type="float" office:value="11.59672" calcext:value-type="float">
            <text:p>11.59672</text:p>
          </table:table-cell>
          <table:table-cell table:formula="of:=1.32841*[.A13]" office:value-type="float" office:value="106.2728" calcext:value-type="float">
            <text:p>106.2728</text:p>
          </table:table-cell>
          <table:table-cell office:value-type="float" office:value="0.10586" calcext:value-type="float">
            <text:p>0.105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0.575542*[.A14]" office:value-type="float" office:value="51.79878" calcext:value-type="float">
            <text:p>51.79878</text:p>
          </table:table-cell>
          <table:table-cell table:formula="of:=13.4051*[.A14]" office:value-type="float" office:value="1206.459" calcext:value-type="float">
            <text:p>1206.459</text:p>
          </table:table-cell>
          <table:table-cell office:value-type="float" office:value="0.102195" calcext:value-type="float">
            <text:p>0.102195</text:p>
          </table:table-cell>
          <table:table-cell/>
          <table:table-cell table:formula="of:=2.04185*[.A14]" office:value-type="float" office:value="183.7665" calcext:value-type="float">
            <text:p>183.7665</text:p>
          </table:table-cell>
          <table:table-cell office:value-type="float" office:value="0.101614" calcext:value-type="float">
            <text:p>0.101614</text:p>
          </table:table-cell>
          <table:table-cell/>
          <table:table-cell table:formula="of:=1.54112*[.A14]" office:value-type="float" office:value="138.7008" calcext:value-type="float">
            <text:p>138.7008</text:p>
          </table:table-cell>
          <table:table-cell office:value-type="float" office:value="0.103272" calcext:value-type="float">
            <text:p>0.103272</text:p>
          </table:table-cell>
          <table:table-cell/>
          <table:table-cell table:formula="of:=1.4595*[.A14]" office:value-type="float" office:value="131.355" calcext:value-type="float">
            <text:p>131.355</text:p>
          </table:table-cell>
          <table:table-cell office:value-type="float" office:value="0.112576" calcext:value-type="float">
            <text:p>0.112576</text:p>
          </table:table-cell>
          <table:table-cell/>
          <table:table-cell table:formula="of:=1.45666*[.A14]" office:value-type="float" office:value="131.0994" calcext:value-type="float">
            <text:p>131.0994</text:p>
          </table:table-cell>
          <table:table-cell office:value-type="float" office:value="0.104837" calcext:value-type="float">
            <text:p>0.104837</text:p>
          </table:table-cell>
          <table:table-cell/>
          <table:table-cell table:formula="of:=0.144959*[.A14]" office:value-type="float" office:value="13.04631" calcext:value-type="float">
            <text:p>13.04631</text:p>
          </table:table-cell>
          <table:table-cell table:formula="of:=1.32841*[.A14]" office:value-type="float" office:value="119.5569" calcext:value-type="float">
            <text:p>119.5569</text:p>
          </table:table-cell>
          <table:table-cell office:value-type="float" office:value="0.105158" calcext:value-type="float">
            <text:p>0.105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0.575542*[.A15]" office:value-type="float" office:value="57.5542" calcext:value-type="float">
            <text:p>57.5542</text:p>
          </table:table-cell>
          <table:table-cell table:formula="of:=13.4051*[.A15]" office:value-type="float" office:value="1340.51" calcext:value-type="float">
            <text:p>1340.51</text:p>
          </table:table-cell>
          <table:table-cell office:value-type="float" office:value="0.102114" calcext:value-type="float">
            <text:p>0.102114</text:p>
          </table:table-cell>
          <table:table-cell/>
          <table:table-cell table:formula="of:=2.04185*[.A15]" office:value-type="float" office:value="204.185" calcext:value-type="float">
            <text:p>204.185</text:p>
          </table:table-cell>
          <table:table-cell office:value-type="float" office:value="0.101547" calcext:value-type="float">
            <text:p>0.101547</text:p>
          </table:table-cell>
          <table:table-cell/>
          <table:table-cell table:formula="of:=1.54112*[.A15]" office:value-type="float" office:value="154.112" calcext:value-type="float">
            <text:p>154.112</text:p>
          </table:table-cell>
          <table:table-cell office:value-type="float" office:value="0.103182" calcext:value-type="float">
            <text:p>0.103182</text:p>
          </table:table-cell>
          <table:table-cell/>
          <table:table-cell table:formula="of:=1.4595*[.A15]" office:value-type="float" office:value="145.95" calcext:value-type="float">
            <text:p>145.95</text:p>
          </table:table-cell>
          <table:table-cell office:value-type="float" office:value="0.112386" calcext:value-type="float">
            <text:p>0.112386</text:p>
          </table:table-cell>
          <table:table-cell/>
          <table:table-cell table:formula="of:=1.45666*[.A15]" office:value-type="float" office:value="145.666" calcext:value-type="float">
            <text:p>145.666</text:p>
          </table:table-cell>
          <table:table-cell office:value-type="float" office:value="0.10427" calcext:value-type="float">
            <text:p>0.10427</text:p>
          </table:table-cell>
          <table:table-cell/>
          <table:table-cell table:formula="of:=0.144959*[.A15]" office:value-type="float" office:value="14.4959" calcext:value-type="float">
            <text:p>14.4959</text:p>
          </table:table-cell>
          <table:table-cell table:formula="of:=1.32841*[.A15]" office:value-type="float" office:value="132.841" calcext:value-type="float">
            <text:p>132.841</text:p>
          </table:table-cell>
          <table:table-cell office:value-type="float" office:value="0.104582" calcext:value-type="float">
            <text:p>0.1045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0.575542*[.A16]" office:value-type="float" office:value="63.30962" calcext:value-type="float">
            <text:p>63.30962</text:p>
          </table:table-cell>
          <table:table-cell table:formula="of:=13.4051*[.A16]" office:value-type="float" office:value="1474.561" calcext:value-type="float">
            <text:p>1474.561</text:p>
          </table:table-cell>
          <table:table-cell office:value-type="float" office:value="0.102044" calcext:value-type="float">
            <text:p>0.102044</text:p>
          </table:table-cell>
          <table:table-cell/>
          <table:table-cell table:formula="of:=2.04185*[.A16]" office:value-type="float" office:value="224.6035" calcext:value-type="float">
            <text:p>224.6035</text:p>
          </table:table-cell>
          <table:table-cell office:value-type="float" office:value="0.101492" calcext:value-type="float">
            <text:p>0.101492</text:p>
          </table:table-cell>
          <table:table-cell/>
          <table:table-cell table:formula="of:=1.54112*[.A16]" office:value-type="float" office:value="169.5232" calcext:value-type="float">
            <text:p>169.5232</text:p>
          </table:table-cell>
          <table:table-cell office:value-type="float" office:value="0.103102" calcext:value-type="float">
            <text:p>0.103102</text:p>
          </table:table-cell>
          <table:table-cell/>
          <table:table-cell table:formula="of:=1.4595*[.A16]" office:value-type="float" office:value="160.545" calcext:value-type="float">
            <text:p>160.545</text:p>
          </table:table-cell>
          <table:table-cell office:value-type="float" office:value="0.112223" calcext:value-type="float">
            <text:p>0.112223</text:p>
          </table:table-cell>
          <table:table-cell/>
          <table:table-cell table:formula="of:=1.45666*[.A16]" office:value-type="float" office:value="160.2326" calcext:value-type="float">
            <text:p>160.2326</text:p>
          </table:table-cell>
          <table:table-cell office:value-type="float" office:value="0.103794" calcext:value-type="float">
            <text:p>0.103794</text:p>
          </table:table-cell>
          <table:table-cell/>
          <table:table-cell table:formula="of:=0.144959*[.A16]" office:value-type="float" office:value="15.94549" calcext:value-type="float">
            <text:p>15.94549</text:p>
          </table:table-cell>
          <table:table-cell table:formula="of:=1.32841*[.A16]" office:value-type="float" office:value="146.1251" calcext:value-type="float">
            <text:p>146.1251</text:p>
          </table:table-cell>
          <table:table-cell office:value-type="float" office:value="0.104101" calcext:value-type="float">
            <text:p>0.1041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0.575542*[.A17]" office:value-type="float" office:value="69.06504" calcext:value-type="float">
            <text:p>69.06504</text:p>
          </table:table-cell>
          <table:table-cell table:formula="of:=13.4051*[.A17]" office:value-type="float" office:value="1608.612" calcext:value-type="float">
            <text:p>1608.612</text:p>
          </table:table-cell>
          <table:table-cell office:value-type="float" office:value="0.101983" calcext:value-type="float">
            <text:p>0.101983</text:p>
          </table:table-cell>
          <table:table-cell/>
          <table:table-cell table:formula="of:=2.04185*[.A17]" office:value-type="float" office:value="245.022" calcext:value-type="float">
            <text:p>245.022</text:p>
          </table:table-cell>
          <table:table-cell office:value-type="float" office:value="0.101443" calcext:value-type="float">
            <text:p>0.101443</text:p>
          </table:table-cell>
          <table:table-cell/>
          <table:table-cell table:formula="of:=1.54112*[.A17]" office:value-type="float" office:value="184.9344" calcext:value-type="float">
            <text:p>184.9344</text:p>
          </table:table-cell>
          <table:table-cell office:value-type="float" office:value="0.103032" calcext:value-type="float">
            <text:p>0.103032</text:p>
          </table:table-cell>
          <table:table-cell/>
          <table:table-cell table:formula="of:=1.4595*[.A17]" office:value-type="float" office:value="175.14" calcext:value-type="float">
            <text:p>175.14</text:p>
          </table:table-cell>
          <table:table-cell office:value-type="float" office:value="0.112078" calcext:value-type="float">
            <text:p>0.112078</text:p>
          </table:table-cell>
          <table:table-cell/>
          <table:table-cell table:formula="of:=1.45666*[.A17]" office:value-type="float" office:value="174.7992" calcext:value-type="float">
            <text:p>174.7992</text:p>
          </table:table-cell>
          <table:table-cell office:value-type="float" office:value="0.10339" calcext:value-type="float">
            <text:p>0.10339</text:p>
          </table:table-cell>
          <table:table-cell/>
          <table:table-cell table:formula="of:=0.144959*[.A17]" office:value-type="float" office:value="17.39508" calcext:value-type="float">
            <text:p>17.39508</text:p>
          </table:table-cell>
          <table:table-cell table:formula="of:=1.32841*[.A17]" office:value-type="float" office:value="159.4092" calcext:value-type="float">
            <text:p>159.4092</text:p>
          </table:table-cell>
          <table:table-cell office:value-type="float" office:value="0.103695" calcext:value-type="float">
            <text:p>0.1036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0.575542*[.A18]" office:value-type="float" office:value="74.82046" calcext:value-type="float">
            <text:p>74.82046</text:p>
          </table:table-cell>
          <table:table-cell table:formula="of:=13.4051*[.A18]" office:value-type="float" office:value="1742.663" calcext:value-type="float">
            <text:p>1742.663</text:p>
          </table:table-cell>
          <table:table-cell office:value-type="float" office:value="0.101929" calcext:value-type="float">
            <text:p>0.101929</text:p>
          </table:table-cell>
          <table:table-cell/>
          <table:table-cell table:formula="of:=2.04185*[.A18]" office:value-type="float" office:value="265.4405" calcext:value-type="float">
            <text:p>265.4405</text:p>
          </table:table-cell>
          <table:table-cell office:value-type="float" office:value="0.101401" calcext:value-type="float">
            <text:p>0.101401</text:p>
          </table:table-cell>
          <table:table-cell/>
          <table:table-cell table:formula="of:=1.54112*[.A18]" office:value-type="float" office:value="200.3456" calcext:value-type="float">
            <text:p>200.3456</text:p>
          </table:table-cell>
          <table:table-cell office:value-type="float" office:value="0.10297" calcext:value-type="float">
            <text:p>0.10297</text:p>
          </table:table-cell>
          <table:table-cell/>
          <table:table-cell table:formula="of:=1.4595*[.A18]" office:value-type="float" office:value="189.735" calcext:value-type="float">
            <text:p>189.735</text:p>
          </table:table-cell>
          <table:table-cell office:value-type="float" office:value="0.111947" calcext:value-type="float">
            <text:p>0.111947</text:p>
          </table:table-cell>
          <table:table-cell/>
          <table:table-cell table:formula="of:=1.45666*[.A18]" office:value-type="float" office:value="189.3658" calcext:value-type="float">
            <text:p>189.3658</text:p>
          </table:table-cell>
          <table:table-cell office:value-type="float" office:value="0.103045" calcext:value-type="float">
            <text:p>0.103045</text:p>
          </table:table-cell>
          <table:table-cell/>
          <table:table-cell table:formula="of:=0.144959*[.A18]" office:value-type="float" office:value="18.84467" calcext:value-type="float">
            <text:p>18.84467</text:p>
          </table:table-cell>
          <table:table-cell table:formula="of:=1.32841*[.A18]" office:value-type="float" office:value="172.6933" calcext:value-type="float">
            <text:p>172.6933</text:p>
          </table:table-cell>
          <table:table-cell office:value-type="float" office:value="0.103346" calcext:value-type="float">
            <text:p>0.1033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0.575542*[.A19]" office:value-type="float" office:value="80.57588" calcext:value-type="float">
            <text:p>80.57588</text:p>
          </table:table-cell>
          <table:table-cell table:formula="of:=13.4051*[.A19]" office:value-type="float" office:value="1876.714" calcext:value-type="float">
            <text:p>1876.714</text:p>
          </table:table-cell>
          <table:table-cell office:value-type="float" office:value="0.101878" calcext:value-type="float">
            <text:p>0.101878</text:p>
          </table:table-cell>
          <table:table-cell/>
          <table:table-cell table:formula="of:=2.04185*[.A19]" office:value-type="float" office:value="285.859" calcext:value-type="float">
            <text:p>285.859</text:p>
          </table:table-cell>
          <table:table-cell office:value-type="float" office:value="0.101364" calcext:value-type="float">
            <text:p>0.101364</text:p>
          </table:table-cell>
          <table:table-cell/>
          <table:table-cell table:formula="of:=1.54112*[.A19]" office:value-type="float" office:value="215.7568" calcext:value-type="float">
            <text:p>215.7568</text:p>
          </table:table-cell>
          <table:table-cell office:value-type="float" office:value="0.102914" calcext:value-type="float">
            <text:p>0.102914</text:p>
          </table:table-cell>
          <table:table-cell/>
          <table:table-cell table:formula="of:=1.4595*[.A19]" office:value-type="float" office:value="204.33" calcext:value-type="float">
            <text:p>204.33</text:p>
          </table:table-cell>
          <table:table-cell office:value-type="float" office:value="0.11183" calcext:value-type="float">
            <text:p>0.11183</text:p>
          </table:table-cell>
          <table:table-cell/>
          <table:table-cell table:formula="of:=1.45666*[.A19]" office:value-type="float" office:value="203.9324" calcext:value-type="float">
            <text:p>203.9324</text:p>
          </table:table-cell>
          <table:table-cell office:value-type="float" office:value="0.102746" calcext:value-type="float">
            <text:p>0.102746</text:p>
          </table:table-cell>
          <table:table-cell/>
          <table:table-cell table:formula="of:=0.144959*[.A19]" office:value-type="float" office:value="20.29426" calcext:value-type="float">
            <text:p>20.29426</text:p>
          </table:table-cell>
          <table:table-cell table:formula="of:=1.32841*[.A19]" office:value-type="float" office:value="185.9774" calcext:value-type="float">
            <text:p>185.9774</text:p>
          </table:table-cell>
          <table:table-cell office:value-type="float" office:value="0.103048" calcext:value-type="float">
            <text:p>0.103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0.575542*[.A20]" office:value-type="float" office:value="86.3313" calcext:value-type="float">
            <text:p>86.3313</text:p>
          </table:table-cell>
          <table:table-cell table:formula="of:=13.4051*[.A20]" office:value-type="float" office:value="2010.765" calcext:value-type="float">
            <text:p>2010.765</text:p>
          </table:table-cell>
          <table:table-cell office:value-type="float" office:value="0.101834" calcext:value-type="float">
            <text:p>0.101834</text:p>
          </table:table-cell>
          <table:table-cell/>
          <table:table-cell table:formula="of:=2.04185*[.A20]" office:value-type="float" office:value="306.2775" calcext:value-type="float">
            <text:p>306.2775</text:p>
          </table:table-cell>
          <table:table-cell office:value-type="float" office:value="0.101329" calcext:value-type="float">
            <text:p>0.101329</text:p>
          </table:table-cell>
          <table:table-cell/>
          <table:table-cell table:formula="of:=1.54112*[.A20]" office:value-type="float" office:value="231.168" calcext:value-type="float">
            <text:p>231.168</text:p>
          </table:table-cell>
          <table:table-cell office:value-type="float" office:value="0.102863" calcext:value-type="float">
            <text:p>0.102863</text:p>
          </table:table-cell>
          <table:table-cell/>
          <table:table-cell table:formula="of:=1.4595*[.A20]" office:value-type="float" office:value="218.925" calcext:value-type="float">
            <text:p>218.925</text:p>
          </table:table-cell>
          <table:table-cell office:value-type="float" office:value="0.111724" calcext:value-type="float">
            <text:p>0.111724</text:p>
          </table:table-cell>
          <table:table-cell/>
          <table:table-cell table:formula="of:=1.45666*[.A20]" office:value-type="float" office:value="218.499" calcext:value-type="float">
            <text:p>218.499</text:p>
          </table:table-cell>
          <table:table-cell office:value-type="float" office:value="0.102484" calcext:value-type="float">
            <text:p>0.102484</text:p>
          </table:table-cell>
          <table:table-cell/>
          <table:table-cell table:formula="of:=0.144959*[.A20]" office:value-type="float" office:value="21.74385" calcext:value-type="float">
            <text:p>21.74385</text:p>
          </table:table-cell>
          <table:table-cell table:formula="of:=1.32841*[.A20]" office:value-type="float" office:value="199.2615" calcext:value-type="float">
            <text:p>199.2615</text:p>
          </table:table-cell>
          <table:table-cell office:value-type="float" office:value="0.102791" calcext:value-type="float">
            <text:p>0.1027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0.575542*[.A21]" office:value-type="float" office:value="92.08672" calcext:value-type="float">
            <text:p>92.08672</text:p>
          </table:table-cell>
          <table:table-cell table:formula="of:=13.4051*[.A21]" office:value-type="float" office:value="2144.816" calcext:value-type="float">
            <text:p>2144.816</text:p>
          </table:table-cell>
          <table:table-cell office:value-type="float" office:value="0.101794" calcext:value-type="float">
            <text:p>0.101794</text:p>
          </table:table-cell>
          <table:table-cell/>
          <table:table-cell table:formula="of:=2.04185*[.A21]" office:value-type="float" office:value="326.696" calcext:value-type="float">
            <text:p>326.696</text:p>
          </table:table-cell>
          <table:table-cell office:value-type="float" office:value="0.101297" calcext:value-type="float">
            <text:p>0.101297</text:p>
          </table:table-cell>
          <table:table-cell/>
          <table:table-cell table:formula="of:=1.54112*[.A21]" office:value-type="float" office:value="246.5792" calcext:value-type="float">
            <text:p>246.5792</text:p>
          </table:table-cell>
          <table:table-cell office:value-type="float" office:value="0.102816" calcext:value-type="float">
            <text:p>0.102816</text:p>
          </table:table-cell>
          <table:table-cell/>
          <table:table-cell table:formula="of:=1.4595*[.A21]" office:value-type="float" office:value="233.52" calcext:value-type="float">
            <text:p>233.52</text:p>
          </table:table-cell>
          <table:table-cell office:value-type="float" office:value="0.111625" calcext:value-type="float">
            <text:p>0.111625</text:p>
          </table:table-cell>
          <table:table-cell/>
          <table:table-cell table:formula="of:=1.45666*[.A21]" office:value-type="float" office:value="233.0656" calcext:value-type="float">
            <text:p>233.0656</text:p>
          </table:table-cell>
          <table:table-cell office:value-type="float" office:value="0.102251" calcext:value-type="float">
            <text:p>0.102251</text:p>
          </table:table-cell>
          <table:table-cell/>
          <table:table-cell table:formula="of:=0.144959*[.A21]" office:value-type="float" office:value="23.19344" calcext:value-type="float">
            <text:p>23.19344</text:p>
          </table:table-cell>
          <table:table-cell table:formula="of:=1.32841*[.A21]" office:value-type="float" office:value="212.5456" calcext:value-type="float">
            <text:p>212.5456</text:p>
          </table:table-cell>
          <table:table-cell office:value-type="float" office:value="0.10257" calcext:value-type="float">
            <text:p>0.102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0.575542*[.A22]" office:value-type="float" office:value="97.84214" calcext:value-type="float">
            <text:p>97.84214</text:p>
          </table:table-cell>
          <table:table-cell table:formula="of:=13.4051*[.A22]" office:value-type="float" office:value="2278.867" calcext:value-type="float">
            <text:p>2278.867</text:p>
          </table:table-cell>
          <table:table-cell office:value-type="float" office:value="0.101757" calcext:value-type="float">
            <text:p>0.101757</text:p>
          </table:table-cell>
          <table:table-cell/>
          <table:table-cell table:formula="of:=2.04185*[.A22]" office:value-type="float" office:value="347.1145" calcext:value-type="float">
            <text:p>347.1145</text:p>
          </table:table-cell>
          <table:table-cell office:value-type="float" office:value="0.101269" calcext:value-type="float">
            <text:p>0.101269</text:p>
          </table:table-cell>
          <table:table-cell/>
          <table:table-cell table:formula="of:=1.54112*[.A22]" office:value-type="float" office:value="261.9904" calcext:value-type="float">
            <text:p>261.9904</text:p>
          </table:table-cell>
          <table:table-cell office:value-type="float" office:value="0.102772" calcext:value-type="float">
            <text:p>0.102772</text:p>
          </table:table-cell>
          <table:table-cell/>
          <table:table-cell table:formula="of:=1.4595*[.A22]" office:value-type="float" office:value="248.115" calcext:value-type="float">
            <text:p>248.115</text:p>
          </table:table-cell>
          <table:table-cell office:value-type="float" office:value="0.111535" calcext:value-type="float">
            <text:p>0.111535</text:p>
          </table:table-cell>
          <table:table-cell/>
          <table:table-cell table:formula="of:=1.45666*[.A22]" office:value-type="float" office:value="247.6322" calcext:value-type="float">
            <text:p>247.6322</text:p>
          </table:table-cell>
          <table:table-cell office:value-type="float" office:value="0.102046" calcext:value-type="float">
            <text:p>0.102046</text:p>
          </table:table-cell>
          <table:table-cell/>
          <table:table-cell table:formula="of:=0.144959*[.A22]" office:value-type="float" office:value="24.64303" calcext:value-type="float">
            <text:p>24.64303</text:p>
          </table:table-cell>
          <table:table-cell table:formula="of:=1.32841*[.A22]" office:value-type="float" office:value="225.8297" calcext:value-type="float">
            <text:p>225.8297</text:p>
          </table:table-cell>
          <table:table-cell office:value-type="float" office:value="0.102376" calcext:value-type="float">
            <text:p>0.1023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0.575542*[.A23]" office:value-type="float" office:value="103.59756" calcext:value-type="float">
            <text:p>103.59756</text:p>
          </table:table-cell>
          <table:table-cell table:formula="of:=13.4051*[.A23]" office:value-type="float" office:value="2412.918" calcext:value-type="float">
            <text:p>2412.918</text:p>
          </table:table-cell>
          <table:table-cell office:value-type="float" office:value="0.101723" calcext:value-type="float">
            <text:p>0.101723</text:p>
          </table:table-cell>
          <table:table-cell/>
          <table:table-cell table:formula="of:=2.04185*[.A23]" office:value-type="float" office:value="367.533" calcext:value-type="float">
            <text:p>367.533</text:p>
          </table:table-cell>
          <table:table-cell office:value-type="float" office:value="0.101242" calcext:value-type="float">
            <text:p>0.101242</text:p>
          </table:table-cell>
          <table:table-cell/>
          <table:table-cell table:formula="of:=1.54112*[.A23]" office:value-type="float" office:value="277.4016" calcext:value-type="float">
            <text:p>277.4016</text:p>
          </table:table-cell>
          <table:table-cell office:value-type="float" office:value="0.102734" calcext:value-type="float">
            <text:p>0.102734</text:p>
          </table:table-cell>
          <table:table-cell/>
          <table:table-cell table:formula="of:=1.4595*[.A23]" office:value-type="float" office:value="262.71" calcext:value-type="float">
            <text:p>262.71</text:p>
          </table:table-cell>
          <table:table-cell office:value-type="float" office:value="0.111453" calcext:value-type="float">
            <text:p>0.111453</text:p>
          </table:table-cell>
          <table:table-cell/>
          <table:table-cell table:formula="of:=1.45666*[.A23]" office:value-type="float" office:value="262.1988" calcext:value-type="float">
            <text:p>262.1988</text:p>
          </table:table-cell>
          <table:table-cell office:value-type="float" office:value="0.101863" calcext:value-type="float">
            <text:p>0.101863</text:p>
          </table:table-cell>
          <table:table-cell/>
          <table:table-cell table:formula="of:=0.144959*[.A23]" office:value-type="float" office:value="26.09262" calcext:value-type="float">
            <text:p>26.09262</text:p>
          </table:table-cell>
          <table:table-cell table:formula="of:=1.32841*[.A23]" office:value-type="float" office:value="239.1138" calcext:value-type="float">
            <text:p>239.1138</text:p>
          </table:table-cell>
          <table:table-cell office:value-type="float" office:value="0.102206" calcext:value-type="float">
            <text:p>0.1022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formula="of:=0.575542*[.A24]" office:value-type="float" office:value="109.35298" calcext:value-type="float">
            <text:p>109.35298</text:p>
          </table:table-cell>
          <table:table-cell table:formula="of:=13.4051*[.A24]" office:value-type="float" office:value="2546.969" calcext:value-type="float">
            <text:p>2546.969</text:p>
          </table:table-cell>
          <table:table-cell office:value-type="float" office:value="0.101692" calcext:value-type="float">
            <text:p>0.101692</text:p>
          </table:table-cell>
          <table:table-cell/>
          <table:table-cell table:formula="of:=2.04185*[.A24]" office:value-type="float" office:value="387.9515" calcext:value-type="float">
            <text:p>387.9515</text:p>
          </table:table-cell>
          <table:table-cell office:value-type="float" office:value="0.101217" calcext:value-type="float">
            <text:p>0.101217</text:p>
          </table:table-cell>
          <table:table-cell/>
          <table:table-cell table:formula="of:=1.54112*[.A24]" office:value-type="float" office:value="292.8128" calcext:value-type="float">
            <text:p>292.8128</text:p>
          </table:table-cell>
          <table:table-cell office:value-type="float" office:value="0.102696" calcext:value-type="float">
            <text:p>0.102696</text:p>
          </table:table-cell>
          <table:table-cell/>
          <table:table-cell table:formula="of:=1.4595*[.A24]" office:value-type="float" office:value="277.305" calcext:value-type="float">
            <text:p>277.305</text:p>
          </table:table-cell>
          <table:table-cell office:value-type="float" office:value="0.111376" calcext:value-type="float">
            <text:p>0.111376</text:p>
          </table:table-cell>
          <table:table-cell/>
          <table:table-cell table:formula="of:=1.45666*[.A24]" office:value-type="float" office:value="276.7654" calcext:value-type="float">
            <text:p>276.7654</text:p>
          </table:table-cell>
          <table:table-cell office:value-type="float" office:value="0.101697" calcext:value-type="float">
            <text:p>0.101697</text:p>
          </table:table-cell>
          <table:table-cell/>
          <table:table-cell table:formula="of:=0.144959*[.A24]" office:value-type="float" office:value="27.54221" calcext:value-type="float">
            <text:p>27.54221</text:p>
          </table:table-cell>
          <table:table-cell table:formula="of:=1.32841*[.A24]" office:value-type="float" office:value="252.3979" calcext:value-type="float">
            <text:p>252.3979</text:p>
          </table:table-cell>
          <table:table-cell office:value-type="float" office:value="0.102059" calcext:value-type="float">
            <text:p>0.1020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0.575542*[.A25]" office:value-type="float" office:value="115.1084" calcext:value-type="float">
            <text:p>115.1084</text:p>
          </table:table-cell>
          <table:table-cell table:formula="of:=13.4051*[.A25]" office:value-type="float" office:value="2681.02" calcext:value-type="float">
            <text:p>2681.02</text:p>
          </table:table-cell>
          <table:table-cell office:value-type="float" office:value="0.101661" calcext:value-type="float">
            <text:p>0.101661</text:p>
          </table:table-cell>
          <table:table-cell/>
          <table:table-cell table:formula="of:=2.04185*[.A25]" office:value-type="float" office:value="408.37" calcext:value-type="float">
            <text:p>408.37</text:p>
          </table:table-cell>
          <table:table-cell office:value-type="float" office:value="0.101194" calcext:value-type="float">
            <text:p>0.101194</text:p>
          </table:table-cell>
          <table:table-cell/>
          <table:table-cell table:formula="of:=1.54112*[.A25]" office:value-type="float" office:value="308.224" calcext:value-type="float">
            <text:p>308.224</text:p>
          </table:table-cell>
          <table:table-cell office:value-type="float" office:value="0.102661" calcext:value-type="float">
            <text:p>0.102661</text:p>
          </table:table-cell>
          <table:table-cell/>
          <table:table-cell table:formula="of:=1.4595*[.A25]" office:value-type="float" office:value="291.9" calcext:value-type="float">
            <text:p>291.9</text:p>
          </table:table-cell>
          <table:table-cell office:value-type="float" office:value="0.111304" calcext:value-type="float">
            <text:p>0.111304</text:p>
          </table:table-cell>
          <table:table-cell/>
          <table:table-cell table:formula="of:=1.45666*[.A25]" office:value-type="float" office:value="291.332" calcext:value-type="float">
            <text:p>291.332</text:p>
          </table:table-cell>
          <table:table-cell office:value-type="float" office:value="0.101548" calcext:value-type="float">
            <text:p>0.101548</text:p>
          </table:table-cell>
          <table:table-cell/>
          <table:table-cell table:formula="of:=0.144959*[.A25]" office:value-type="float" office:value="28.9918" calcext:value-type="float">
            <text:p>28.9918</text:p>
          </table:table-cell>
          <table:table-cell table:formula="of:=1.32841*[.A25]" office:value-type="float" office:value="265.682" calcext:value-type="float">
            <text:p>265.682</text:p>
          </table:table-cell>
          <table:table-cell office:value-type="float" office:value="0.101927" calcext:value-type="float">
            <text:p>0.101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14:52:41.776881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28:39.679874569</meta:creation-date>
    <dc:date>2018-10-16T11:26:25.126296222</dc:date>
    <meta:editing-duration>P8DT20H49M40S</meta:editing-duration>
    <meta:editing-cycles>59</meta:editing-cycles>
    <meta:generator>LibreOffice/5.1.6.2$Linux_X86_64 LibreOffice_project/10m0$Build-2</meta:generator>
    <meta:document-statistic meta:table-count="2" meta:cell-count="6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03cm" svg:height="17.848cm" xlink:href=".." xlink:type="simple" chart:class="chart:line" chart:column-mapping="4 0 2 1 3" chart:style-name="ch1">
        <chart:legend chart:legend-position="end" svg:x="22.351cm" svg:y="7.629cm" style:legend-expansion="high" chart:style-name="ch2"/>
        <chart:plot-area chart:style-name="ch3" table:cell-range-address="'lambda 0.001'.V5:'lambda 0.001'.V25 'lambda 0.001'.F5:'lambda 0.001'.F25 'lambda 0.001'.L5:'lambda 0.001'.L25 'lambda 0.001'.I5:'lambda 0.001'.I25 'lambda 0.001'.R5:'lambda 0.001'.R25" svg:x="0.504cm" svg:y="0.356cm" svg:width="21.343cm" svg:height="17.136cm">
          <chartooo:coordinate-region svg:x="1.416cm" svg:y="0.555cm" svg:width="20.244cm" svg:height="16.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V5:'lambda 0.001'.V25" chart:class="chart:line">
            <chart:data-point chart:repeated="21"/>
          </chart:series>
          <chart:series chart:style-name="ch8" chart:values-cell-range-address="'lambda 0.001'.F5:'lambda 0.001'.F25" chart:class="chart:line">
            <chart:data-point chart:repeated="21"/>
          </chart:series>
          <chart:series chart:style-name="ch9" chart:values-cell-range-address="'lambda 0.001'.L5:'lambda 0.001'.L25" chart:class="chart:line">
            <chart:data-point chart:repeated="21"/>
          </chart:series>
          <chart:series chart:style-name="ch10" chart:values-cell-range-address="'lambda 0.001'.I5:'lambda 0.001'.I25" chart:class="chart:line">
            <chart:data-point chart:repeated="21"/>
          </chart:series>
          <chart:series chart:style-name="ch11" chart:values-cell-range-address="'lambda 0.001'.R5:'lambda 0.001'.R25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I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1097">
                <text:p>0.691097</text:p>
                <draw:g>
                  <svg:desc>'lambda 0.001'.V5:'lambda 0.001'.V25</svg:desc>
                </draw:g>
              </table:table-cell>
              <table:table-cell office:value-type="float" office:value="0.691097">
                <text:p>0.691097</text:p>
                <draw:g>
                  <svg:desc>'lambda 0.001'.F5:'lambda 0.001'.F25</svg:desc>
                </draw:g>
              </table:table-cell>
              <table:table-cell office:value-type="float" office:value="0.691097">
                <text:p>0.691097</text:p>
                <draw:g>
                  <svg:desc>'lambda 0.001'.L5:'lambda 0.001'.L25</svg:desc>
                </draw:g>
              </table:table-cell>
              <table:table-cell office:value-type="float" office:value="0.691097">
                <text:p>0.691097</text:p>
                <draw:g>
                  <svg:desc>'lambda 0.001'.I5:'lambda 0.001'.I25</svg:desc>
                </draw:g>
              </table:table-cell>
              <table:table-cell office:value-type="float" office:value="0.691097">
                <text:p>0.691097</text:p>
                <draw:g>
                  <svg:desc>'lambda 0.001'.R5:'lambda 0.001'.R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9954">
                <text:p>0.299954</text:p>
              </table:table-cell>
              <table:table-cell office:value-type="float" office:value="0.269033">
                <text:p>0.269033</text:p>
              </table:table-cell>
              <table:table-cell office:value-type="float" office:value="0.258764">
                <text:p>0.258764</text:p>
              </table:table-cell>
              <table:table-cell office:value-type="float" office:value="0.285205">
                <text:p>0.285205</text:p>
              </table:table-cell>
              <table:table-cell office:value-type="float" office:value="0.333687">
                <text:p>0.333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9669">
                <text:p>0.289669</text:p>
              </table:table-cell>
              <table:table-cell office:value-type="float" office:value="0.255873">
                <text:p>0.255873</text:p>
              </table:table-cell>
              <table:table-cell office:value-type="float" office:value="0.25552">
                <text:p>0.25552</text:p>
              </table:table-cell>
              <table:table-cell office:value-type="float" office:value="0.257984">
                <text:p>0.257984</text:p>
              </table:table-cell>
              <table:table-cell office:value-type="float" office:value="0.302353">
                <text:p>0.302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2309">
                <text:p>0.282309</text:p>
              </table:table-cell>
              <table:table-cell office:value-type="float" office:value="0.255581">
                <text:p>0.255581</text:p>
              </table:table-cell>
              <table:table-cell office:value-type="float" office:value="0.255128">
                <text:p>0.255128</text:p>
              </table:table-cell>
              <table:table-cell office:value-type="float" office:value="0.258637">
                <text:p>0.258637</text:p>
              </table:table-cell>
              <table:table-cell office:value-type="float" office:value="0.287841">
                <text:p>0.287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04">
                <text:p>0.27704</text:p>
              </table:table-cell>
              <table:table-cell office:value-type="float" office:value="0.254539">
                <text:p>0.254539</text:p>
              </table:table-cell>
              <table:table-cell office:value-type="float" office:value="0.254612">
                <text:p>0.254612</text:p>
              </table:table-cell>
              <table:table-cell office:value-type="float" office:value="0.25514">
                <text:p>0.25514</text:p>
              </table:table-cell>
              <table:table-cell office:value-type="float" office:value="0.278985">
                <text:p>0.278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2459">
                <text:p>0.272459</text:p>
              </table:table-cell>
              <table:table-cell office:value-type="float" office:value="0.254555">
                <text:p>0.254555</text:p>
              </table:table-cell>
              <table:table-cell office:value-type="float" office:value="0.254311">
                <text:p>0.254311</text:p>
              </table:table-cell>
              <table:table-cell office:value-type="float" office:value="0.257432">
                <text:p>0.257432</text:p>
              </table:table-cell>
              <table:table-cell office:value-type="float" office:value="0.273064">
                <text:p>0.273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9185">
                <text:p>0.269185</text:p>
              </table:table-cell>
              <table:table-cell office:value-type="float" office:value="0.254085">
                <text:p>0.254085</text:p>
              </table:table-cell>
              <table:table-cell office:value-type="float" office:value="0.254131">
                <text:p>0.254131</text:p>
              </table:table-cell>
              <table:table-cell office:value-type="float" office:value="0.255621">
                <text:p>0.255621</text:p>
              </table:table-cell>
              <table:table-cell office:value-type="float" office:value="0.269131">
                <text:p>0.269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531">
                <text:p>0.266531</text:p>
              </table:table-cell>
              <table:table-cell office:value-type="float" office:value="0.253818">
                <text:p>0.253818</text:p>
              </table:table-cell>
              <table:table-cell office:value-type="float" office:value="0.253762">
                <text:p>0.253762</text:p>
              </table:table-cell>
              <table:table-cell office:value-type="float" office:value="0.254947">
                <text:p>0.254947</text:p>
              </table:table-cell>
              <table:table-cell office:value-type="float" office:value="0.266229">
                <text:p>0.266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4611">
                <text:p>0.264611</text:p>
              </table:table-cell>
              <table:table-cell office:value-type="float" office:value="0.253819">
                <text:p>0.253819</text:p>
              </table:table-cell>
              <table:table-cell office:value-type="float" office:value="0.254051">
                <text:p>0.254051</text:p>
              </table:table-cell>
              <table:table-cell office:value-type="float" office:value="0.254252">
                <text:p>0.254252</text:p>
              </table:table-cell>
              <table:table-cell office:value-type="float" office:value="0.26404">
                <text:p>0.26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02">
                <text:p>0.26302</text:p>
              </table:table-cell>
              <table:table-cell office:value-type="float" office:value="0.254501">
                <text:p>0.254501</text:p>
              </table:table-cell>
              <table:table-cell office:value-type="float" office:value="0.254192">
                <text:p>0.254192</text:p>
              </table:table-cell>
              <table:table-cell office:value-type="float" office:value="0.253874">
                <text:p>0.253874</text:p>
              </table:table-cell>
              <table:table-cell office:value-type="float" office:value="0.262453">
                <text:p>0.26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1701">
                <text:p>0.261701</text:p>
              </table:table-cell>
              <table:table-cell office:value-type="float" office:value="0.253631">
                <text:p>0.253631</text:p>
              </table:table-cell>
              <table:table-cell office:value-type="float" office:value="0.254067">
                <text:p>0.254067</text:p>
              </table:table-cell>
              <table:table-cell office:value-type="float" office:value="0.253992">
                <text:p>0.253992</text:p>
              </table:table-cell>
              <table:table-cell office:value-type="float" office:value="0.26122">
                <text:p>0.26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0607">
                <text:p>0.260607</text:p>
              </table:table-cell>
              <table:table-cell office:value-type="float" office:value="0.253581">
                <text:p>0.253581</text:p>
              </table:table-cell>
              <table:table-cell office:value-type="float" office:value="0.253445">
                <text:p>0.253445</text:p>
              </table:table-cell>
              <table:table-cell office:value-type="float" office:value="0.25458">
                <text:p>0.25458</text:p>
              </table:table-cell>
              <table:table-cell office:value-type="float" office:value="0.260217">
                <text:p>0.260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9675">
                <text:p>0.259675</text:p>
              </table:table-cell>
              <table:table-cell office:value-type="float" office:value="0.253411">
                <text:p>0.253411</text:p>
              </table:table-cell>
              <table:table-cell office:value-type="float" office:value="0.253497">
                <text:p>0.253497</text:p>
              </table:table-cell>
              <table:table-cell office:value-type="float" office:value="0.254776">
                <text:p>0.254776</text:p>
              </table:table-cell>
              <table:table-cell office:value-type="float" office:value="0.259369">
                <text:p>0.259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885">
                <text:p>0.25885</text:p>
              </table:table-cell>
              <table:table-cell office:value-type="float" office:value="0.253671">
                <text:p>0.253671</text:p>
              </table:table-cell>
              <table:table-cell office:value-type="float" office:value="0.255764">
                <text:p>0.255764</text:p>
              </table:table-cell>
              <table:table-cell office:value-type="float" office:value="0.254674">
                <text:p>0.254674</text:p>
              </table:table-cell>
              <table:table-cell office:value-type="float" office:value="0.258672">
                <text:p>0.258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8197">
                <text:p>0.258197</text:p>
              </table:table-cell>
              <table:table-cell office:value-type="float" office:value="0.2557">
                <text:p>0.2557</text:p>
              </table:table-cell>
              <table:table-cell office:value-type="float" office:value="0.25343">
                <text:p>0.25343</text:p>
              </table:table-cell>
              <table:table-cell office:value-type="float" office:value="0.253709">
                <text:p>0.253709</text:p>
              </table:table-cell>
              <table:table-cell office:value-type="float" office:value="0.258045">
                <text:p>0.258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662">
                <text:p>0.257662</text:p>
              </table:table-cell>
              <table:table-cell office:value-type="float" office:value="0.253489">
                <text:p>0.253489</text:p>
              </table:table-cell>
              <table:table-cell office:value-type="float" office:value="0.253842">
                <text:p>0.253842</text:p>
              </table:table-cell>
              <table:table-cell office:value-type="float" office:value="0.253732">
                <text:p>0.253732</text:p>
              </table:table-cell>
              <table:table-cell office:value-type="float" office:value="0.257516">
                <text:p>0.257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192">
                <text:p>0.257192</text:p>
              </table:table-cell>
              <table:table-cell office:value-type="float" office:value="0.254651">
                <text:p>0.254651</text:p>
              </table:table-cell>
              <table:table-cell office:value-type="float" office:value="0.253603">
                <text:p>0.253603</text:p>
              </table:table-cell>
              <table:table-cell office:value-type="float" office:value="0.254245">
                <text:p>0.254245</text:p>
              </table:table-cell>
              <table:table-cell office:value-type="float" office:value="0.257033">
                <text:p>0.257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6781">
                <text:p>0.256781</text:p>
              </table:table-cell>
              <table:table-cell office:value-type="float" office:value="0.253394">
                <text:p>0.253394</text:p>
              </table:table-cell>
              <table:table-cell office:value-type="float" office:value="0.253342">
                <text:p>0.253342</text:p>
              </table:table-cell>
              <table:table-cell office:value-type="float" office:value="0.253441">
                <text:p>0.253441</text:p>
              </table:table-cell>
              <table:table-cell office:value-type="float" office:value="0.256617">
                <text:p>0.256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6414">
                <text:p>0.256414</text:p>
              </table:table-cell>
              <table:table-cell office:value-type="float" office:value="0.253371">
                <text:p>0.253371</text:p>
              </table:table-cell>
              <table:table-cell office:value-type="float" office:value="0.253441">
                <text:p>0.253441</text:p>
              </table:table-cell>
              <table:table-cell office:value-type="float" office:value="0.254602">
                <text:p>0.254602</text:p>
              </table:table-cell>
              <table:table-cell office:value-type="float" office:value="0.25625">
                <text:p>0.2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121">
                <text:p>0.256121</text:p>
              </table:table-cell>
              <table:table-cell office:value-type="float" office:value="0.254028">
                <text:p>0.254028</text:p>
              </table:table-cell>
              <table:table-cell office:value-type="float" office:value="0.253453">
                <text:p>0.253453</text:p>
              </table:table-cell>
              <table:table-cell office:value-type="float" office:value="0.253632">
                <text:p>0.253632</text:p>
              </table:table-cell>
              <table:table-cell office:value-type="float" office:value="0.25594">
                <text:p>0.25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5861">
                <text:p>0.255861</text:p>
              </table:table-cell>
              <table:table-cell office:value-type="float" office:value="0.253335">
                <text:p>0.253335</text:p>
              </table:table-cell>
              <table:table-cell office:value-type="float" office:value="0.253342">
                <text:p>0.253342</text:p>
              </table:table-cell>
              <table:table-cell office:value-type="float" office:value="0.253336">
                <text:p>0.253336</text:p>
              </table:table-cell>
              <table:table-cell office:value-type="float" office:value="0.255674">
                <text:p>0.255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0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25cm" svg:height="17.01cm" xlink:href=".." xlink:type="simple" chart:class="chart:scatter" chart:column-mapping="3 4 4 0 0 2 1" chart:style-name="ch1">
        <chart:legend chart:legend-position="end" svg:x="22.046cm" svg:y="6.961cm" style:legend-expansion="high" chart:style-name="ch2"/>
        <chart:plot-area chart:style-name="ch3" table:cell-range-address="'lambda 0.001'.U5:'lambda 0.001'.V25 'lambda 0.001'.F5:'lambda 0.001'.F25 'lambda 0.001'.R5:'lambda 0.001'.R25 'lambda 0.001'.O5:'lambda 0.001'.O25" svg:x="0.498cm" svg:y="0.34cm" svg:width="21.05cm" svg:height="16.33cm">
          <chartooo:coordinate-region svg:x="1.41cm" svg:y="0.54cm" svg:width="19.766cm" svg:height="15.4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V5:'lambda 0.001'.V25" chart:class="chart:scatter">
            <chart:domain table:cell-range-address="'lambda 0.001'.U5:'lambda 0.001'.U25"/>
            <chart:data-point chart:repeated="21"/>
          </chart:series>
          <chart:series chart:style-name="ch8" chart:values-cell-range-address="'lambda 0.001'.V5:'lambda 0.001'.V25" chart:class="chart:scatter">
            <chart:domain table:cell-range-address="'lambda 0.001'.T5:'lambda 0.001'.T25"/>
            <chart:data-point chart:repeated="21"/>
          </chart:series>
          <chart:series chart:style-name="ch9" chart:values-cell-range-address="'lambda 0.001'.F5:'lambda 0.001'.F25" chart:class="chart:scatter">
            <chart:domain table:cell-range-address="'lambda 0.001'.D5:'lambda 0.001'.D25"/>
            <chart:data-point chart:repeated="21"/>
          </chart:series>
          <chart:series chart:style-name="ch10" chart:values-cell-range-address="'lambda 0.001'.F5:'lambda 0.001'.F25" chart:class="chart:scatter">
            <chart:domain table:cell-range-address="'lambda 0.001'.E5:'lambda 0.001'.E25"/>
            <chart:data-point chart:repeated="21"/>
          </chart:series>
          <chart:series chart:style-name="ch11" chart:values-cell-range-address="'lambda 0.001'.R5:'lambda 0.001'.R25" chart:class="chart:scatter">
            <chart:domain table:cell-range-address="'lambda 0.001'.Q5:'lambda 0.001'.Q25"/>
            <chart:data-point chart:repeated="21"/>
          </chart:series>
          <chart:series chart:style-name="ch12" chart:values-cell-range-address="'lambda 0.001'.O5:'lambda 0.001'.O25" chart:class="chart:scatter">
            <chart:domain table:cell-range-address="'lambda 0.001'.N5:'lambda 0.001'.N25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841">
                <text:p>1.32841</text:p>
                <draw:g>
                  <svg:desc>'lambda 0.001'.U5:'lambda 0.001'.U25</svg:desc>
                </draw:g>
              </table:table-cell>
              <table:table-cell office:value-type="float" office:value="0.691097">
                <text:p>0.691097</text:p>
                <draw:g>
                  <svg:desc>'lambda 0.001'.V5:'lambda 0.001'.V25</svg:desc>
                </draw:g>
              </table:table-cell>
              <table:table-cell office:value-type="float" office:value="0.144959">
                <text:p>0.144959</text:p>
                <draw:g>
                  <svg:desc>'lambda 0.001'.T5:'lambda 0.001'.T25</svg:desc>
                </draw:g>
              </table:table-cell>
              <table:table-cell office:value-type="float" office:value="0.691097">
                <text:p>0.691097</text:p>
                <draw:g>
                  <svg:desc>'lambda 0.001'.V5:'lambda 0.001'.V25</svg:desc>
                </draw:g>
              </table:table-cell>
              <table:table-cell office:value-type="float" office:value="0.575542">
                <text:p>0.575542</text:p>
                <draw:g>
                  <svg:desc>'lambda 0.001'.D5:'lambda 0.001'.D25</svg:desc>
                </draw:g>
              </table:table-cell>
              <table:table-cell office:value-type="float" office:value="0.691097">
                <text:p>0.691097</text:p>
                <draw:g>
                  <svg:desc>'lambda 0.001'.F5:'lambda 0.001'.F25</svg:desc>
                </draw:g>
              </table:table-cell>
              <table:table-cell office:value-type="float" office:value="13.4051">
                <text:p>13.4051</text:p>
                <draw:g>
                  <svg:desc>'lambda 0.001'.E5:'lambda 0.001'.E25</svg:desc>
                </draw:g>
              </table:table-cell>
              <table:table-cell office:value-type="float" office:value="0.691097">
                <text:p>0.691097</text:p>
                <draw:g>
                  <svg:desc>'lambda 0.001'.F5:'lambda 0.001'.F25</svg:desc>
                </draw:g>
              </table:table-cell>
              <table:table-cell office:value-type="float" office:value="1.45666">
                <text:p>1.45666</text:p>
                <draw:g>
                  <svg:desc>'lambda 0.001'.Q5:'lambda 0.001'.Q25</svg:desc>
                </draw:g>
              </table:table-cell>
              <table:table-cell office:value-type="float" office:value="0.691097">
                <text:p>0.691097</text:p>
                <draw:g>
                  <svg:desc>'lambda 0.001'.R5:'lambda 0.001'.R25</svg:desc>
                </draw:g>
              </table:table-cell>
              <table:table-cell office:value-type="float" office:value="1.4595">
                <text:p>1.4595</text:p>
                <draw:g>
                  <svg:desc>'lambda 0.001'.N5:'lambda 0.001'.N25</svg:desc>
                </draw:g>
              </table:table-cell>
              <table:table-cell office:value-type="float" office:value="0.691097">
                <text:p>0.691097</text:p>
                <draw:g>
                  <svg:desc>'lambda 0.001'.O5:'lambda 0.001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5682">
                <text:p>2.65682</text:p>
              </table:table-cell>
              <table:table-cell office:value-type="float" office:value="0.299954">
                <text:p>0.299954</text:p>
              </table:table-cell>
              <table:table-cell office:value-type="float" office:value="0.289918">
                <text:p>0.289918</text:p>
              </table:table-cell>
              <table:table-cell office:value-type="float" office:value="0.299954">
                <text:p>0.299954</text:p>
              </table:table-cell>
              <table:table-cell office:value-type="float" office:value="1.151084">
                <text:p>1.151084</text:p>
              </table:table-cell>
              <table:table-cell office:value-type="float" office:value="0.269033">
                <text:p>0.269033</text:p>
              </table:table-cell>
              <table:table-cell office:value-type="float" office:value="26.8102">
                <text:p>26.8102</text:p>
              </table:table-cell>
              <table:table-cell office:value-type="float" office:value="0.269033">
                <text:p>0.269033</text:p>
              </table:table-cell>
              <table:table-cell office:value-type="float" office:value="2.91332">
                <text:p>2.91332</text:p>
              </table:table-cell>
              <table:table-cell office:value-type="float" office:value="0.333687">
                <text:p>0.333687</text:p>
              </table:table-cell>
              <table:table-cell office:value-type="float" office:value="2.919">
                <text:p>2.919</text:p>
              </table:table-cell>
              <table:table-cell office:value-type="float" office:value="0.309775">
                <text:p>0.309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8523">
                <text:p>3.98523</text:p>
              </table:table-cell>
              <table:table-cell office:value-type="float" office:value="0.289669">
                <text:p>0.289669</text:p>
              </table:table-cell>
              <table:table-cell office:value-type="float" office:value="0.434877">
                <text:p>0.434877</text:p>
              </table:table-cell>
              <table:table-cell office:value-type="float" office:value="0.289669">
                <text:p>0.289669</text:p>
              </table:table-cell>
              <table:table-cell office:value-type="float" office:value="1.726626">
                <text:p>1.726626</text:p>
              </table:table-cell>
              <table:table-cell office:value-type="float" office:value="0.255873">
                <text:p>0.255873</text:p>
              </table:table-cell>
              <table:table-cell office:value-type="float" office:value="40.2153">
                <text:p>40.2153</text:p>
              </table:table-cell>
              <table:table-cell office:value-type="float" office:value="0.255873">
                <text:p>0.255873</text:p>
              </table:table-cell>
              <table:table-cell office:value-type="float" office:value="4.36998">
                <text:p>4.36998</text:p>
              </table:table-cell>
              <table:table-cell office:value-type="float" office:value="0.302353">
                <text:p>0.302353</text:p>
              </table:table-cell>
              <table:table-cell office:value-type="float" office:value="4.3785">
                <text:p>4.3785</text:p>
              </table:table-cell>
              <table:table-cell office:value-type="float" office:value="0.259849">
                <text:p>0.259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1364">
                <text:p>5.31364</text:p>
              </table:table-cell>
              <table:table-cell office:value-type="float" office:value="0.282309">
                <text:p>0.282309</text:p>
              </table:table-cell>
              <table:table-cell office:value-type="float" office:value="0.579836">
                <text:p>0.579836</text:p>
              </table:table-cell>
              <table:table-cell office:value-type="float" office:value="0.282309">
                <text:p>0.282309</text:p>
              </table:table-cell>
              <table:table-cell office:value-type="float" office:value="2.302168">
                <text:p>2.302168</text:p>
              </table:table-cell>
              <table:table-cell office:value-type="float" office:value="0.255581">
                <text:p>0.255581</text:p>
              </table:table-cell>
              <table:table-cell office:value-type="float" office:value="53.6204">
                <text:p>53.6204</text:p>
              </table:table-cell>
              <table:table-cell office:value-type="float" office:value="0.255581">
                <text:p>0.255581</text:p>
              </table:table-cell>
              <table:table-cell office:value-type="float" office:value="5.82664">
                <text:p>5.82664</text:p>
              </table:table-cell>
              <table:table-cell office:value-type="float" office:value="0.287841">
                <text:p>0.287841</text:p>
              </table:table-cell>
              <table:table-cell office:value-type="float" office:value="5.838">
                <text:p>5.838</text:p>
              </table:table-cell>
              <table:table-cell office:value-type="float" office:value="0.257845">
                <text:p>0.257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4205">
                <text:p>6.64205</text:p>
              </table:table-cell>
              <table:table-cell office:value-type="float" office:value="0.27704">
                <text:p>0.27704</text:p>
              </table:table-cell>
              <table:table-cell office:value-type="float" office:value="0.724795">
                <text:p>0.724795</text:p>
              </table:table-cell>
              <table:table-cell office:value-type="float" office:value="0.27704">
                <text:p>0.27704</text:p>
              </table:table-cell>
              <table:table-cell office:value-type="float" office:value="2.87771">
                <text:p>2.87771</text:p>
              </table:table-cell>
              <table:table-cell office:value-type="float" office:value="0.254539">
                <text:p>0.254539</text:p>
              </table:table-cell>
              <table:table-cell office:value-type="float" office:value="67.0255">
                <text:p>67.0255</text:p>
              </table:table-cell>
              <table:table-cell office:value-type="float" office:value="0.254539">
                <text:p>0.254539</text:p>
              </table:table-cell>
              <table:table-cell office:value-type="float" office:value="7.2833">
                <text:p>7.2833</text:p>
              </table:table-cell>
              <table:table-cell office:value-type="float" office:value="0.278985">
                <text:p>0.278985</text:p>
              </table:table-cell>
              <table:table-cell office:value-type="float" office:value="7.2975">
                <text:p>7.2975</text:p>
              </table:table-cell>
              <table:table-cell office:value-type="float" office:value="0.256926">
                <text:p>0.256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7046">
                <text:p>7.97046</text:p>
              </table:table-cell>
              <table:table-cell office:value-type="float" office:value="0.272459">
                <text:p>0.272459</text:p>
              </table:table-cell>
              <table:table-cell office:value-type="float" office:value="0.869754">
                <text:p>0.869754</text:p>
              </table:table-cell>
              <table:table-cell office:value-type="float" office:value="0.272459">
                <text:p>0.272459</text:p>
              </table:table-cell>
              <table:table-cell office:value-type="float" office:value="3.453252">
                <text:p>3.453252</text:p>
              </table:table-cell>
              <table:table-cell office:value-type="float" office:value="0.254555">
                <text:p>0.254555</text:p>
              </table:table-cell>
              <table:table-cell office:value-type="float" office:value="80.4306">
                <text:p>80.4306</text:p>
              </table:table-cell>
              <table:table-cell office:value-type="float" office:value="0.254555">
                <text:p>0.254555</text:p>
              </table:table-cell>
              <table:table-cell office:value-type="float" office:value="8.73996">
                <text:p>8.73996</text:p>
              </table:table-cell>
              <table:table-cell office:value-type="float" office:value="0.273064">
                <text:p>0.273064</text:p>
              </table:table-cell>
              <table:table-cell office:value-type="float" office:value="8.757">
                <text:p>8.757</text:p>
              </table:table-cell>
              <table:table-cell office:value-type="float" office:value="0.257002">
                <text:p>0.257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9887">
                <text:p>9.29887</text:p>
              </table:table-cell>
              <table:table-cell office:value-type="float" office:value="0.269185">
                <text:p>0.269185</text:p>
              </table:table-cell>
              <table:table-cell office:value-type="float" office:value="1.014713">
                <text:p>1.014713</text:p>
              </table:table-cell>
              <table:table-cell office:value-type="float" office:value="0.269185">
                <text:p>0.269185</text:p>
              </table:table-cell>
              <table:table-cell office:value-type="float" office:value="4.028794">
                <text:p>4.028794</text:p>
              </table:table-cell>
              <table:table-cell office:value-type="float" office:value="0.254085">
                <text:p>0.254085</text:p>
              </table:table-cell>
              <table:table-cell office:value-type="float" office:value="93.8357">
                <text:p>93.8357</text:p>
              </table:table-cell>
              <table:table-cell office:value-type="float" office:value="0.254085">
                <text:p>0.254085</text:p>
              </table:table-cell>
              <table:table-cell office:value-type="float" office:value="10.19662">
                <text:p>10.19662</text:p>
              </table:table-cell>
              <table:table-cell office:value-type="float" office:value="0.269131">
                <text:p>0.269131</text:p>
              </table:table-cell>
              <table:table-cell office:value-type="float" office:value="10.2165">
                <text:p>10.2165</text:p>
              </table:table-cell>
              <table:table-cell office:value-type="float" office:value="0.256227">
                <text:p>0.256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2728">
                <text:p>10.62728</text:p>
              </table:table-cell>
              <table:table-cell office:value-type="float" office:value="0.266531">
                <text:p>0.266531</text:p>
              </table:table-cell>
              <table:table-cell office:value-type="float" office:value="1.159672">
                <text:p>1.159672</text:p>
              </table:table-cell>
              <table:table-cell office:value-type="float" office:value="0.266531">
                <text:p>0.266531</text:p>
              </table:table-cell>
              <table:table-cell office:value-type="float" office:value="4.604336">
                <text:p>4.604336</text:p>
              </table:table-cell>
              <table:table-cell office:value-type="float" office:value="0.253818">
                <text:p>0.253818</text:p>
              </table:table-cell>
              <table:table-cell office:value-type="float" office:value="107.2408">
                <text:p>107.2408</text:p>
              </table:table-cell>
              <table:table-cell office:value-type="float" office:value="0.253818">
                <text:p>0.253818</text:p>
              </table:table-cell>
              <table:table-cell office:value-type="float" office:value="11.65328">
                <text:p>11.65328</text:p>
              </table:table-cell>
              <table:table-cell office:value-type="float" office:value="0.266229">
                <text:p>0.266229</text:p>
              </table:table-cell>
              <table:table-cell office:value-type="float" office:value="11.676">
                <text:p>11.676</text:p>
              </table:table-cell>
              <table:table-cell office:value-type="float" office:value="0.255819">
                <text:p>0.255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5569">
                <text:p>11.95569</text:p>
              </table:table-cell>
              <table:table-cell office:value-type="float" office:value="0.264611">
                <text:p>0.264611</text:p>
              </table:table-cell>
              <table:table-cell office:value-type="float" office:value="1.304631">
                <text:p>1.304631</text:p>
              </table:table-cell>
              <table:table-cell office:value-type="float" office:value="0.264611">
                <text:p>0.264611</text:p>
              </table:table-cell>
              <table:table-cell office:value-type="float" office:value="5.179878">
                <text:p>5.179878</text:p>
              </table:table-cell>
              <table:table-cell office:value-type="float" office:value="0.253819">
                <text:p>0.253819</text:p>
              </table:table-cell>
              <table:table-cell office:value-type="float" office:value="120.6459">
                <text:p>120.6459</text:p>
              </table:table-cell>
              <table:table-cell office:value-type="float" office:value="0.253819">
                <text:p>0.253819</text:p>
              </table:table-cell>
              <table:table-cell office:value-type="float" office:value="13.10994">
                <text:p>13.10994</text:p>
              </table:table-cell>
              <table:table-cell office:value-type="float" office:value="0.26404">
                <text:p>0.26404</text:p>
              </table:table-cell>
              <table:table-cell office:value-type="float" office:value="13.1355">
                <text:p>13.1355</text:p>
              </table:table-cell>
              <table:table-cell office:value-type="float" office:value="0.255522">
                <text:p>0.255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2841">
                <text:p>13.2841</text:p>
              </table:table-cell>
              <table:table-cell office:value-type="float" office:value="0.26302">
                <text:p>0.26302</text:p>
              </table:table-cell>
              <table:table-cell office:value-type="float" office:value="1.44959">
                <text:p>1.44959</text:p>
              </table:table-cell>
              <table:table-cell office:value-type="float" office:value="0.26302">
                <text:p>0.26302</text:p>
              </table:table-cell>
              <table:table-cell office:value-type="float" office:value="5.75542">
                <text:p>5.75542</text:p>
              </table:table-cell>
              <table:table-cell office:value-type="float" office:value="0.254501">
                <text:p>0.254501</text:p>
              </table:table-cell>
              <table:table-cell office:value-type="float" office:value="134.051">
                <text:p>134.051</text:p>
              </table:table-cell>
              <table:table-cell office:value-type="float" office:value="0.254501">
                <text:p>0.254501</text:p>
              </table:table-cell>
              <table:table-cell office:value-type="float" office:value="14.5666">
                <text:p>14.5666</text:p>
              </table:table-cell>
              <table:table-cell office:value-type="float" office:value="0.262453">
                <text:p>0.262453</text:p>
              </table:table-cell>
              <table:table-cell office:value-type="float" office:value="14.595">
                <text:p>14.595</text:p>
              </table:table-cell>
              <table:table-cell office:value-type="float" office:value="0.256116">
                <text:p>0.256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1251">
                <text:p>14.61251</text:p>
              </table:table-cell>
              <table:table-cell office:value-type="float" office:value="0.261701">
                <text:p>0.261701</text:p>
              </table:table-cell>
              <table:table-cell office:value-type="float" office:value="1.594549">
                <text:p>1.594549</text:p>
              </table:table-cell>
              <table:table-cell office:value-type="float" office:value="0.261701">
                <text:p>0.261701</text:p>
              </table:table-cell>
              <table:table-cell office:value-type="float" office:value="6.330962">
                <text:p>6.330962</text:p>
              </table:table-cell>
              <table:table-cell office:value-type="float" office:value="0.253631">
                <text:p>0.253631</text:p>
              </table:table-cell>
              <table:table-cell office:value-type="float" office:value="147.4561">
                <text:p>147.4561</text:p>
              </table:table-cell>
              <table:table-cell office:value-type="float" office:value="0.253631">
                <text:p>0.253631</text:p>
              </table:table-cell>
              <table:table-cell office:value-type="float" office:value="16.02326">
                <text:p>16.02326</text:p>
              </table:table-cell>
              <table:table-cell office:value-type="float" office:value="0.26122">
                <text:p>0.26122</text:p>
              </table:table-cell>
              <table:table-cell office:value-type="float" office:value="16.0545">
                <text:p>16.0545</text:p>
              </table:table-cell>
              <table:table-cell office:value-type="float" office:value="0.255282">
                <text:p>0.255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4092">
                <text:p>15.94092</text:p>
              </table:table-cell>
              <table:table-cell office:value-type="float" office:value="0.260607">
                <text:p>0.260607</text:p>
              </table:table-cell>
              <table:table-cell office:value-type="float" office:value="1.739508">
                <text:p>1.739508</text:p>
              </table:table-cell>
              <table:table-cell office:value-type="float" office:value="0.260607">
                <text:p>0.260607</text:p>
              </table:table-cell>
              <table:table-cell office:value-type="float" office:value="6.906504">
                <text:p>6.906504</text:p>
              </table:table-cell>
              <table:table-cell office:value-type="float" office:value="0.253581">
                <text:p>0.253581</text:p>
              </table:table-cell>
              <table:table-cell office:value-type="float" office:value="160.8612">
                <text:p>160.8612</text:p>
              </table:table-cell>
              <table:table-cell office:value-type="float" office:value="0.253581">
                <text:p>0.253581</text:p>
              </table:table-cell>
              <table:table-cell office:value-type="float" office:value="17.47992">
                <text:p>17.47992</text:p>
              </table:table-cell>
              <table:table-cell office:value-type="float" office:value="0.260217">
                <text:p>0.260217</text:p>
              </table:table-cell>
              <table:table-cell office:value-type="float" office:value="17.514">
                <text:p>17.514</text:p>
              </table:table-cell>
              <table:table-cell office:value-type="float" office:value="0.255226">
                <text:p>0.255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26933">
                <text:p>17.26933</text:p>
              </table:table-cell>
              <table:table-cell office:value-type="float" office:value="0.259675">
                <text:p>0.259675</text:p>
              </table:table-cell>
              <table:table-cell office:value-type="float" office:value="1.884467">
                <text:p>1.884467</text:p>
              </table:table-cell>
              <table:table-cell office:value-type="float" office:value="0.259675">
                <text:p>0.259675</text:p>
              </table:table-cell>
              <table:table-cell office:value-type="float" office:value="7.482046">
                <text:p>7.482046</text:p>
              </table:table-cell>
              <table:table-cell office:value-type="float" office:value="0.253411">
                <text:p>0.253411</text:p>
              </table:table-cell>
              <table:table-cell office:value-type="float" office:value="174.2663">
                <text:p>174.2663</text:p>
              </table:table-cell>
              <table:table-cell office:value-type="float" office:value="0.253411">
                <text:p>0.253411</text:p>
              </table:table-cell>
              <table:table-cell office:value-type="float" office:value="18.93658">
                <text:p>18.93658</text:p>
              </table:table-cell>
              <table:table-cell office:value-type="float" office:value="0.259369">
                <text:p>0.259369</text:p>
              </table:table-cell>
              <table:table-cell office:value-type="float" office:value="18.9735">
                <text:p>18.9735</text:p>
              </table:table-cell>
              <table:table-cell office:value-type="float" office:value="0.255096">
                <text:p>0.255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59774">
                <text:p>18.59774</text:p>
              </table:table-cell>
              <table:table-cell office:value-type="float" office:value="0.25885">
                <text:p>0.25885</text:p>
              </table:table-cell>
              <table:table-cell office:value-type="float" office:value="2.029426">
                <text:p>2.029426</text:p>
              </table:table-cell>
              <table:table-cell office:value-type="float" office:value="0.25885">
                <text:p>0.25885</text:p>
              </table:table-cell>
              <table:table-cell office:value-type="float" office:value="8.057588">
                <text:p>8.057588</text:p>
              </table:table-cell>
              <table:table-cell office:value-type="float" office:value="0.253671">
                <text:p>0.253671</text:p>
              </table:table-cell>
              <table:table-cell office:value-type="float" office:value="187.6714">
                <text:p>187.6714</text:p>
              </table:table-cell>
              <table:table-cell office:value-type="float" office:value="0.253671">
                <text:p>0.253671</text:p>
              </table:table-cell>
              <table:table-cell office:value-type="float" office:value="20.39324">
                <text:p>20.39324</text:p>
              </table:table-cell>
              <table:table-cell office:value-type="float" office:value="0.258672">
                <text:p>0.258672</text:p>
              </table:table-cell>
              <table:table-cell office:value-type="float" office:value="20.433">
                <text:p>20.433</text:p>
              </table:table-cell>
              <table:table-cell office:value-type="float" office:value="0.254973">
                <text:p>0.254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92615">
                <text:p>19.92615</text:p>
              </table:table-cell>
              <table:table-cell office:value-type="float" office:value="0.258197">
                <text:p>0.258197</text:p>
              </table:table-cell>
              <table:table-cell office:value-type="float" office:value="2.174385">
                <text:p>2.174385</text:p>
              </table:table-cell>
              <table:table-cell office:value-type="float" office:value="0.258197">
                <text:p>0.258197</text:p>
              </table:table-cell>
              <table:table-cell office:value-type="float" office:value="8.63313">
                <text:p>8.63313</text:p>
              </table:table-cell>
              <table:table-cell office:value-type="float" office:value="0.2557">
                <text:p>0.2557</text:p>
              </table:table-cell>
              <table:table-cell office:value-type="float" office:value="201.0765">
                <text:p>201.0765</text:p>
              </table:table-cell>
              <table:table-cell office:value-type="float" office:value="0.2557">
                <text:p>0.2557</text:p>
              </table:table-cell>
              <table:table-cell office:value-type="float" office:value="21.8499">
                <text:p>21.8499</text:p>
              </table:table-cell>
              <table:table-cell office:value-type="float" office:value="0.258045">
                <text:p>0.258045</text:p>
              </table:table-cell>
              <table:table-cell office:value-type="float" office:value="21.8925">
                <text:p>21.8925</text:p>
              </table:table-cell>
              <table:table-cell office:value-type="float" office:value="0.25491">
                <text:p>0.25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5456">
                <text:p>21.25456</text:p>
              </table:table-cell>
              <table:table-cell office:value-type="float" office:value="0.257662">
                <text:p>0.257662</text:p>
              </table:table-cell>
              <table:table-cell office:value-type="float" office:value="2.319344">
                <text:p>2.319344</text:p>
              </table:table-cell>
              <table:table-cell office:value-type="float" office:value="0.257662">
                <text:p>0.257662</text:p>
              </table:table-cell>
              <table:table-cell office:value-type="float" office:value="9.208672">
                <text:p>9.208672</text:p>
              </table:table-cell>
              <table:table-cell office:value-type="float" office:value="0.253489">
                <text:p>0.253489</text:p>
              </table:table-cell>
              <table:table-cell office:value-type="float" office:value="214.4816">
                <text:p>214.4816</text:p>
              </table:table-cell>
              <table:table-cell office:value-type="float" office:value="0.253489">
                <text:p>0.253489</text:p>
              </table:table-cell>
              <table:table-cell office:value-type="float" office:value="23.30656">
                <text:p>23.30656</text:p>
              </table:table-cell>
              <table:table-cell office:value-type="float" office:value="0.257516">
                <text:p>0.257516</text:p>
              </table:table-cell>
              <table:table-cell office:value-type="float" office:value="23.352">
                <text:p>23.352</text:p>
              </table:table-cell>
              <table:table-cell office:value-type="float" office:value="0.255074">
                <text:p>0.255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58297">
                <text:p>22.58297</text:p>
              </table:table-cell>
              <table:table-cell office:value-type="float" office:value="0.257192">
                <text:p>0.257192</text:p>
              </table:table-cell>
              <table:table-cell office:value-type="float" office:value="2.464303">
                <text:p>2.464303</text:p>
              </table:table-cell>
              <table:table-cell office:value-type="float" office:value="0.257192">
                <text:p>0.257192</text:p>
              </table:table-cell>
              <table:table-cell office:value-type="float" office:value="9.784214">
                <text:p>9.784214</text:p>
              </table:table-cell>
              <table:table-cell office:value-type="float" office:value="0.254651">
                <text:p>0.254651</text:p>
              </table:table-cell>
              <table:table-cell office:value-type="float" office:value="227.8867">
                <text:p>227.8867</text:p>
              </table:table-cell>
              <table:table-cell office:value-type="float" office:value="0.254651">
                <text:p>0.254651</text:p>
              </table:table-cell>
              <table:table-cell office:value-type="float" office:value="24.76322">
                <text:p>24.76322</text:p>
              </table:table-cell>
              <table:table-cell office:value-type="float" office:value="0.257033">
                <text:p>0.257033</text:p>
              </table:table-cell>
              <table:table-cell office:value-type="float" office:value="24.8115">
                <text:p>24.8115</text:p>
              </table:table-cell>
              <table:table-cell office:value-type="float" office:value="0.254799">
                <text:p>0.254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91138">
                <text:p>23.91138</text:p>
              </table:table-cell>
              <table:table-cell office:value-type="float" office:value="0.256781">
                <text:p>0.256781</text:p>
              </table:table-cell>
              <table:table-cell office:value-type="float" office:value="2.609262">
                <text:p>2.609262</text:p>
              </table:table-cell>
              <table:table-cell office:value-type="float" office:value="0.256781">
                <text:p>0.256781</text:p>
              </table:table-cell>
              <table:table-cell office:value-type="float" office:value="10.359756">
                <text:p>10.359756</text:p>
              </table:table-cell>
              <table:table-cell office:value-type="float" office:value="0.253394">
                <text:p>0.253394</text:p>
              </table:table-cell>
              <table:table-cell office:value-type="float" office:value="241.2918">
                <text:p>241.2918</text:p>
              </table:table-cell>
              <table:table-cell office:value-type="float" office:value="0.253394">
                <text:p>0.253394</text:p>
              </table:table-cell>
              <table:table-cell office:value-type="float" office:value="26.21988">
                <text:p>26.21988</text:p>
              </table:table-cell>
              <table:table-cell office:value-type="float" office:value="0.256617">
                <text:p>0.256617</text:p>
              </table:table-cell>
              <table:table-cell office:value-type="float" office:value="26.271">
                <text:p>26.271</text:p>
              </table:table-cell>
              <table:table-cell office:value-type="float" office:value="0.254753">
                <text:p>0.254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23979">
                <text:p>25.23979</text:p>
              </table:table-cell>
              <table:table-cell office:value-type="float" office:value="0.256414">
                <text:p>0.256414</text:p>
              </table:table-cell>
              <table:table-cell office:value-type="float" office:value="2.754221">
                <text:p>2.754221</text:p>
              </table:table-cell>
              <table:table-cell office:value-type="float" office:value="0.256414">
                <text:p>0.256414</text:p>
              </table:table-cell>
              <table:table-cell office:value-type="float" office:value="10.935298">
                <text:p>10.935298</text:p>
              </table:table-cell>
              <table:table-cell office:value-type="float" office:value="0.253371">
                <text:p>0.253371</text:p>
              </table:table-cell>
              <table:table-cell office:value-type="float" office:value="254.6969">
                <text:p>254.6969</text:p>
              </table:table-cell>
              <table:table-cell office:value-type="float" office:value="0.253371">
                <text:p>0.253371</text:p>
              </table:table-cell>
              <table:table-cell office:value-type="float" office:value="27.67654">
                <text:p>27.67654</text:p>
              </table:table-cell>
              <table:table-cell office:value-type="float" office:value="0.25625">
                <text:p>0.25625</text:p>
              </table:table-cell>
              <table:table-cell office:value-type="float" office:value="27.7305">
                <text:p>27.7305</text:p>
              </table:table-cell>
              <table:table-cell office:value-type="float" office:value="0.254756">
                <text:p>0.254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5682">
                <text:p>26.5682</text:p>
              </table:table-cell>
              <table:table-cell office:value-type="float" office:value="0.256121">
                <text:p>0.256121</text:p>
              </table:table-cell>
              <table:table-cell office:value-type="float" office:value="2.89918">
                <text:p>2.89918</text:p>
              </table:table-cell>
              <table:table-cell office:value-type="float" office:value="0.256121">
                <text:p>0.256121</text:p>
              </table:table-cell>
              <table:table-cell office:value-type="float" office:value="11.51084">
                <text:p>11.51084</text:p>
              </table:table-cell>
              <table:table-cell office:value-type="float" office:value="0.254028">
                <text:p>0.254028</text:p>
              </table:table-cell>
              <table:table-cell office:value-type="float" office:value="268.102">
                <text:p>268.102</text:p>
              </table:table-cell>
              <table:table-cell office:value-type="float" office:value="0.254028">
                <text:p>0.254028</text:p>
              </table:table-cell>
              <table:table-cell office:value-type="float" office:value="29.1332">
                <text:p>29.1332</text:p>
              </table:table-cell>
              <table:table-cell office:value-type="float" office:value="0.25594">
                <text:p>0.25594</text:p>
              </table:table-cell>
              <table:table-cell office:value-type="float" office:value="29.19">
                <text:p>29.19</text:p>
              </table:table-cell>
              <table:table-cell office:value-type="float" office:value="0.25464">
                <text:p>0.25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89661">
                <text:p>27.89661</text:p>
              </table:table-cell>
              <table:table-cell office:value-type="float" office:value="0.255861">
                <text:p>0.255861</text:p>
              </table:table-cell>
              <table:table-cell office:value-type="float" office:value="3.044139">
                <text:p>3.044139</text:p>
              </table:table-cell>
              <table:table-cell office:value-type="float" office:value="0.255861">
                <text:p>0.255861</text:p>
              </table:table-cell>
              <table:table-cell office:value-type="float" office:value="12.086382">
                <text:p>12.086382</text:p>
              </table:table-cell>
              <table:table-cell office:value-type="float" office:value="0.253335">
                <text:p>0.253335</text:p>
              </table:table-cell>
              <table:table-cell office:value-type="float" office:value="281.5071">
                <text:p>281.5071</text:p>
              </table:table-cell>
              <table:table-cell office:value-type="float" office:value="0.253335">
                <text:p>0.253335</text:p>
              </table:table-cell>
              <table:table-cell office:value-type="float" office:value="30.58986">
                <text:p>30.58986</text:p>
              </table:table-cell>
              <table:table-cell office:value-type="float" office:value="0.255674">
                <text:p>0.255674</text:p>
              </table:table-cell>
              <table:table-cell office:value-type="float" office:value="30.6495">
                <text:p>30.6495</text:p>
              </table:table-cell>
              <table:table-cell office:value-type="float" office:value="0.254599">
                <text:p>0.254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